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ohit Devanagari1" svg:font-family="'Lohit Devanagari'"/>
    <style:font-face style:name="klavika-web" svg:font-family="klavika-web, 'Helvetica Neue', Helvetica, Arial, Geneva, sans-serif"/>
    <style:font-face style:name="source-code-pro" svg:font-family="source-code-pr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569in"/>
    </style:style>
    <style:style style:name="Table1.B" style:family="table-column">
      <style:table-column-properties style:column-width="1.3479in"/>
    </style:style>
    <style:style style:name="Table1.C" style:family="table-column">
      <style:table-column-properties style:column-width="5.4201in"/>
    </style:style>
    <style:style style:name="Table1.1" style:family="table-row">
      <style:table-row-properties fo:background-color="#ffffff">
        <style:background-image/>
      </style:table-row-properties>
    </style:style>
    <style:style style:name="Table1.A1" style:family="table-cell">
      <style:table-cell-properties style:vertical-align="middle" fo:padding="0.1042in" fo:border="0.05pt solid #e5e5e5"/>
    </style:style>
    <style:style style:name="Table2" style:family="table">
      <style:table-properties style:width="2.7896in" table:align="left"/>
    </style:style>
    <style:style style:name="Table2.A" style:family="table-column">
      <style:table-column-properties style:column-width="2.7896in"/>
    </style:style>
    <style:style style:name="Table2.1" style:family="table-row">
      <style:table-row-properties fo:background-color="#eeeeee">
        <style:background-image/>
      </style:table-row-properties>
    </style:style>
    <style:style style:name="Table2.A1" style:family="table-cell">
      <style:table-cell-properties style:vertical-align="middle" fo:padding="0.0194in" fo:border="none"/>
    </style:style>
    <style:style style:name="P1" style:family="paragraph" style:parent-style-name="Preformatted_20_Text">
      <style:text-properties officeooo:rsid="0018a12e" officeooo:paragraph-rsid="0018a12e"/>
    </style:style>
    <style:style style:name="P2" style:family="paragraph" style:parent-style-name="Preformatted_20_Text">
      <style:text-properties officeooo:paragraph-rsid="0018a12e"/>
    </style:style>
    <style:style style:name="P3" style:family="paragraph" style:parent-style-name="Preformatted_20_Text">
      <style:paragraph-properties fo:margin-left="0in" fo:margin-right="0in" fo:margin-top="0in" fo:margin-bottom="0in" loext:contextual-spacing="false" fo:text-indent="0in" style:auto-text-indent="false"/>
    </style:style>
    <style:style style:name="P4" style:family="paragraph" style:parent-style-name="Preformatted_20_Text">
      <style:paragraph-properties fo:margin-left="0in" fo:margin-right="0in" fo:margin-top="0in" fo:margin-bottom="0in" loext:contextual-spacing="false" style:line-height-at-least="0.3752in" fo:text-indent="0in" style:auto-text-indent="false"/>
    </style:style>
    <style:style style:name="P5" style:family="paragraph" style:parent-style-name="Preformatted_20_Text">
      <style:paragraph-properties fo:margin-left="0in" fo:margin-right="0in" fo:margin-top="0in" fo:margin-bottom="0in" loext:contextual-spacing="false" style:line-height-at-least="0.3752in" fo:text-indent="0in" style:auto-text-indent="false"/>
      <style:text-properties officeooo:paragraph-rsid="003e0878"/>
    </style:style>
    <style:style style:name="P6" style:family="paragraph" style:parent-style-name="Preformatted_20_Text">
      <style:paragraph-properties fo:margin-left="0in" fo:margin-right="0in" fo:margin-top="0in" fo:margin-bottom="0in" loext:contextual-spacing="false" style:line-height-at-least="0.3752in" fo:text-indent="0in" style:auto-text-indent="false"/>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P7"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font-size="10.5pt" fo:letter-spacing="normal" fo:font-style="normal" style:text-underline-style="none" fo:font-weight="normal" officeooo:rsid="00244eaa" officeooo:paragraph-rsid="00244eaa" style:text-blinking="false"/>
    </style:style>
    <style:style style:name="P8"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font-size="10.5pt" fo:letter-spacing="normal" fo:font-style="normal" style:text-underline-style="none" fo:font-weight="normal" officeooo:rsid="002643af" officeooo:paragraph-rsid="002643af" style:text-blinking="false"/>
    </style:style>
    <style:style style:name="P9" style:family="paragraph" style:parent-style-name="Preformatted_20_Text">
      <style:paragraph-properties fo:margin-left="0in" fo:margin-right="0in" fo:margin-top="0in" fo:margin-bottom="0in" loext:contextual-spacing="false" style:line-height-at-least="0.3752in" fo:text-indent="0in" style:auto-text-indent="false"/>
      <style:text-properties fo:font-variant="normal" fo:text-transform="none" fo:color="#333333" style:text-line-through-style="none" style:text-line-through-type="none" fo:letter-spacing="normal" style:text-underline-style="none" officeooo:paragraph-rsid="001c0342" style:text-blinking="false"/>
    </style:style>
    <style:style style:name="P10"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letter-spacing="normal" style:text-underline-style="none" officeooo:rsid="002643af" officeooo:paragraph-rsid="002643af" style:text-blinking="false"/>
    </style:style>
    <style:style style:name="P11"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text-line-through-style="none" style:text-line-through-type="none" fo:letter-spacing="normal" style:text-underline-style="none" officeooo:paragraph-rsid="00244eaa" style:text-blinking="false"/>
    </style:style>
    <style:style style:name="P12"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000000" style:text-outline="false" style:text-line-through-style="none" style:text-line-through-type="none" style:font-name="Arial" fo:font-size="12pt" fo:letter-spacing="normal" fo:font-style="normal" fo:text-shadow="none" style:text-underline-style="none" fo:font-weight="normal" officeooo:rsid="0026f61b" officeooo:paragraph-rsid="00244eaa" style:text-blinking="false" style:font-size-asian="12pt" style:font-style-asian="normal" style:font-weight-asian="normal" style:text-emphasize="none"/>
    </style:style>
    <style:style style:name="P13" style:family="paragraph" style:parent-style-name="Preformatted_20_Text">
      <style:paragraph-properties fo:margin-left="0in" fo:margin-right="0in" fo:margin-top="0in" fo:margin-bottom="0in" loext:contextual-spacing="false" fo:text-indent="0in" style:auto-text-indent="false"/>
      <style:text-properties officeooo:rsid="00183048" officeooo:paragraph-rsid="00183048"/>
    </style:style>
    <style:style style:name="P14" style:family="paragraph" style:parent-style-name="Preformatted_20_Text">
      <style:paragraph-properties fo:margin-left="0in" fo:margin-right="0in" fo:margin-top="0in" fo:margin-bottom="0in" loext:contextual-spacing="false" style:line-height-at-least="0.3752in" fo:text-indent="0in" style:auto-text-indent="false"/>
      <style:text-properties officeooo:rsid="001a8ae8" officeooo:paragraph-rsid="001a8ae8"/>
    </style:style>
    <style:style style:name="P15" style:family="paragraph" style:parent-style-name="Preformatted_20_Text">
      <style:paragraph-properties fo:margin-left="0in" fo:margin-right="0in" fo:margin-top="0in" fo:margin-bottom="0in" loext:contextual-spacing="false" fo:text-indent="0in" style:auto-text-indent="false"/>
      <style:text-properties officeooo:rsid="001f6dba" officeooo:paragraph-rsid="001f6dba"/>
    </style:style>
    <style:style style:name="P16" style:family="paragraph" style:parent-style-name="Preformatted_20_Text">
      <style:paragraph-properties fo:margin-left="0in" fo:margin-right="0in" fo:margin-top="0in" fo:margin-bottom="0in" loext:contextual-spacing="false" fo:text-align="start" style:justify-single-word="false" fo:text-indent="0in" style:auto-text-indent="false" fo:padding="0in" fo:border="none"/>
    </style:style>
    <style:style style:name="P17" style:family="paragraph" style:parent-style-name="Preformatted_20_Text">
      <loext:graphic-properties draw:fill="solid" draw:fill-color="#eeeeee" draw:opacity="100%"/>
      <style:paragraph-properties fo:margin-left="0in" fo:margin-right="0in" fo:margin-top="0in" fo:margin-bottom="0in" loext:contextual-spacing="false" fo:text-align="start" style:justify-single-word="false" fo:orphans="2" fo:widows="2" fo:text-indent="0in" style:auto-text-indent="false" fo:background-color="#eeeeee" fo:padding="0in" fo:border="none"/>
    </style:style>
    <style:style style:name="P1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P19"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style:text-blinking="false" style:font-weight-asian="bold" style:font-weight-complex="bold"/>
    </style:style>
    <style:style style:name="P20"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font-size="10.5pt" fo:letter-spacing="normal" fo:font-style="normal" fo:font-weight="bold" officeooo:paragraph-rsid="002a482b"/>
    </style:style>
    <style:style style:name="P2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outline="false" style:text-line-through-style="none" style:text-line-through-type="none" style:font-name="Arial" fo:font-size="8.39999961853027pt" fo:letter-spacing="normal" fo:font-style="normal" fo:text-shadow="none" style:text-underline-style="none" fo:font-weight="normal" officeooo:paragraph-rsid="002a482b" style:text-blinking="false" style:font-size-asian="11pt" style:font-style-asian="normal" style:font-weight-asian="normal" style:font-weight-complex="bold" style:text-emphasize="none"/>
    </style:style>
    <style:style style:name="P22"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officeooo:paragraph-rsid="002a482b" style:text-blinking="false" style:font-weight-asian="bold" style:font-weight-complex="bold"/>
    </style:style>
    <style:style style:name="P2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officeooo:rsid="002a482b" officeooo:paragraph-rsid="002a482b" style:text-blinking="false" style:font-weight-asian="bold" style:font-weight-complex="bold"/>
    </style:style>
    <style:style style:name="P24"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fo:font-size="10.5pt" fo:letter-spacing="normal" fo:font-style="normal" style:text-underline-style="none" fo:font-weight="bold" officeooo:paragraph-rsid="002a482b" style:text-blinking="false"/>
    </style:style>
    <style:style style:name="P25"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officeooo:paragraph-rsid="002a482b"/>
    </style:style>
    <style:style style:name="P26"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font-size="10.5pt" fo:letter-spacing="normal" fo:font-style="normal" fo:font-weight="bold" officeooo:paragraph-rsid="002a482b"/>
    </style:style>
    <style:style style:name="P27"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2a482b" style:text-blinking="false" style:font-size-asian="11pt" style:font-style-asian="normal" style:font-weight-asian="normal" style:font-weight-complex="bold" style:text-emphasize="none"/>
    </style:style>
    <style:style style:name="P28"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2f1a87" officeooo:paragraph-rsid="002f1a87" style:text-blinking="false" style:font-size-asian="11pt" style:font-style-asian="normal" style:font-weight-asian="normal" style:font-weight-complex="bold" style:text-emphasize="none"/>
    </style:style>
    <style:style style:name="P2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style:font-name="Arial1" fo:font-size="10.5pt" fo:letter-spacing="normal" fo:font-style="normal" style:text-underline-style="none" fo:font-weight="normal" style:text-blinking="false"/>
    </style:style>
    <style:style style:name="P30" style:family="paragraph" style:parent-style-name="Standard">
      <style:paragraph-properties fo:margin-left="0in" fo:margin-right="0in" fo:margin-top="0in" fo:margin-bottom="0in" loext:contextual-spacing="false" fo:text-indent="0in" style:auto-text-indent="false"/>
      <style:text-properties officeooo:rsid="00244eaa" officeooo:paragraph-rsid="00244eaa"/>
    </style:style>
    <style:style style:name="P31" style:family="paragraph" style:parent-style-name="Standard">
      <style:paragraph-properties fo:margin-left="0in" fo:margin-right="0in" fo:margin-top="0in" fo:margin-bottom="0in" loext:contextual-spacing="false" fo:text-indent="0in" style:auto-text-indent="false"/>
      <style:text-properties officeooo:paragraph-rsid="00244eaa"/>
    </style:style>
    <style:style style:name="P32" style:family="paragraph" style:parent-style-name="Standard">
      <style:paragraph-properties fo:margin-left="0in" fo:margin-right="0in" fo:margin-top="0in" fo:margin-bottom="0in" loext:contextual-spacing="false" fo:text-indent="0in" style:auto-text-indent="false"/>
      <style:text-properties officeooo:rsid="002643af" officeooo:paragraph-rsid="002643af"/>
    </style:style>
    <style:style style:name="P33" style:family="paragraph" style:parent-style-name="Standard">
      <style:paragraph-properties fo:margin-left="0in" fo:margin-right="0in" fo:margin-top="0in" fo:margin-bottom="0in" loext:contextual-spacing="false" fo:text-indent="0in" style:auto-text-indent="false"/>
      <style:text-properties officeooo:rsid="002712b1" officeooo:paragraph-rsid="002712b1"/>
    </style:style>
    <style:style style:name="P34" style:family="paragraph" style:parent-style-name="Standard">
      <style:paragraph-properties fo:margin-left="0in" fo:margin-right="0in" fo:margin-top="0in" fo:margin-bottom="0in" loext:contextual-spacing="false" fo:text-indent="0in" style:auto-text-indent="false"/>
      <style:text-properties fo:font-weight="bold" officeooo:rsid="00244eaa" officeooo:paragraph-rsid="00244eaa" style:font-weight-asian="bold" style:font-weight-complex="bold"/>
    </style:style>
    <style:style style:name="P35"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 fo:font-size="12pt" fo:font-style="normal" fo:text-shadow="none" style:text-underline-style="none" fo:font-weight="normal" officeooo:rsid="00244eaa" officeooo:paragraph-rsid="00244eaa" style:font-size-asian="12pt" style:font-style-asian="normal" style:font-weight-asian="normal" style:text-emphasize="none"/>
    </style:style>
    <style:style style:name="P36"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 fo:font-size="12pt" fo:font-style="normal" fo:text-shadow="none" style:text-underline-style="none" fo:font-weight="normal" officeooo:rsid="002643af" officeooo:paragraph-rsid="002643af" style:font-size-asian="12pt" style:font-style-asian="normal" style:font-weight-asian="normal" style:text-emphasize="none"/>
    </style:style>
    <style:style style:name="P37"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 fo:font-size="12pt" fo:font-style="normal" fo:text-shadow="none" style:text-underline-style="none" fo:font-weight="normal" officeooo:rsid="0026f61b" officeooo:paragraph-rsid="00244eaa" style:font-size-asian="12pt" style:font-style-asian="normal" style:font-weight-asian="normal" style:text-emphasize="none"/>
    </style:style>
    <style:style style:name="P38" style:family="paragraph" style:parent-style-name="Standard">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Arial" fo:font-size="12pt" fo:font-style="normal" fo:text-shadow="none" style:text-underline-style="none" fo:font-weight="normal" officeooo:rsid="002712b1" officeooo:paragraph-rsid="002712b1" style:font-size-asian="12pt" style:font-style-asian="normal" style:font-weight-asian="normal" style:text-emphasize="none"/>
    </style:style>
    <style:style style:name="P39" style:family="paragraph" style:parent-style-name="Standard">
      <style:paragraph-properties fo:margin-left="0in" fo:margin-right="0in" fo:margin-top="0in" fo:margin-bottom="0in" loext:contextual-spacing="false" fo:text-indent="0in" style:auto-text-indent="false"/>
      <style:text-properties fo:font-variant="normal" fo:text-transform="none" fo:color="#000000" style:text-outline="false" style:text-line-through-style="none" style:text-line-through-type="none" style:font-name="Arial" fo:font-size="12pt" fo:letter-spacing="normal" fo:font-style="normal" fo:text-shadow="none" style:text-underline-style="none" fo:font-weight="normal" officeooo:rsid="00244eaa" officeooo:paragraph-rsid="00244eaa" style:font-size-asian="12pt" style:font-style-asian="normal" style:font-weight-asian="normal" style:text-emphasize="none"/>
    </style:style>
    <style:style style:name="P40" style:family="paragraph" style:parent-style-name="Text_20_body">
      <style:paragraph-properties fo:margin-left="0in" fo:margin-right="0in" fo:margin-top="0in" fo:margin-bottom="0in" loext:contextual-spacing="false" fo:text-indent="0in" style:auto-text-indent="false"/>
    </style:style>
    <style:style style:name="P41" style:family="paragraph" style:parent-style-name="Text_20_body">
      <style:paragraph-properties fo:margin-left="0in" fo:margin-right="0in" fo:margin-top="0in" fo:margin-bottom="0in" loext:contextual-spacing="false" style:line-height-at-least="0.3752in" fo:text-indent="0in" style:auto-text-indent="false"/>
    </style:style>
    <style:style style:name="P42" style:family="paragraph" style:parent-style-name="Text_20_body">
      <style:paragraph-properties fo:margin-left="0in" fo:margin-right="0in" fo:margin-top="0in" fo:margin-bottom="0in" loext:contextual-spacing="false" style:line-height-at-least="0.3752in" fo:text-indent="0in" style:auto-text-indent="false"/>
      <style:text-properties officeooo:paragraph-rsid="001c0342"/>
    </style:style>
    <style:style style:name="P43" style:family="paragraph" style:parent-style-name="Text_20_body">
      <style:paragraph-properties fo:margin-left="0in" fo:margin-right="0in" fo:margin-top="0in" fo:margin-bottom="0in" loext:contextual-spacing="false" fo:text-indent="0in" style:auto-text-indent="false"/>
      <style:text-properties officeooo:rsid="00158fbb" officeooo:paragraph-rsid="00158fbb"/>
    </style:style>
    <style:style style:name="P44" style:family="paragraph" style:parent-style-name="Text_20_body">
      <style:paragraph-properties fo:margin-left="0in" fo:margin-right="0in" fo:margin-top="0in" fo:margin-bottom="0in" loext:contextual-spacing="false" fo:text-indent="0in" style:auto-text-indent="false"/>
      <style:text-properties officeooo:rsid="00173d2c" officeooo:paragraph-rsid="00173d2c"/>
    </style:style>
    <style:style style:name="P45" style:family="paragraph" style:parent-style-name="Text_20_body">
      <style:paragraph-properties fo:margin-left="0in" fo:margin-right="0in" fo:margin-top="0in" fo:margin-bottom="0in" loext:contextual-spacing="false" fo:text-indent="0in" style:auto-text-indent="false"/>
      <style:text-properties officeooo:rsid="00183048" officeooo:paragraph-rsid="00183048"/>
    </style:style>
    <style:style style:name="P46" style:family="paragraph" style:parent-style-name="Text_20_body">
      <style:paragraph-properties fo:margin-left="0in" fo:margin-right="0in" fo:margin-top="0in" fo:margin-bottom="0in" loext:contextual-spacing="false" fo:text-indent="0in" style:auto-text-indent="false"/>
      <style:text-properties officeooo:rsid="0018a12e" officeooo:paragraph-rsid="0018a12e"/>
    </style:style>
    <style:style style:name="P47" style:family="paragraph" style:parent-style-name="Text_20_body">
      <style:paragraph-properties fo:margin-left="0in" fo:margin-right="0in" fo:margin-top="0in" fo:margin-bottom="0in" loext:contextual-spacing="false" style:line-height-at-least="0.3752in" fo:text-indent="0in" style:auto-text-indent="false"/>
      <style:text-properties officeooo:rsid="001a8ae8" officeooo:paragraph-rsid="001a8ae8"/>
    </style:style>
    <style:style style:name="P48" style:family="paragraph" style:parent-style-name="Text_20_body">
      <style:paragraph-properties fo:margin-left="0in" fo:margin-right="0in" fo:margin-top="0in" fo:margin-bottom="0in" loext:contextual-spacing="false" style:line-height-at-least="0.3752in" fo:text-indent="0in" style:auto-text-indent="false"/>
      <style:text-properties officeooo:rsid="001b097c" officeooo:paragraph-rsid="001b097c"/>
    </style:style>
    <style:style style:name="P49" style:family="paragraph" style:parent-style-name="Text_20_body">
      <style:paragraph-properties fo:margin-left="0in" fo:margin-right="0in" fo:margin-top="0in" fo:margin-bottom="0in" loext:contextual-spacing="false" fo:text-indent="0in" style:auto-text-indent="false"/>
      <style:text-properties officeooo:rsid="001c0342" officeooo:paragraph-rsid="001c0342"/>
    </style:style>
    <style:style style:name="P50" style:family="paragraph" style:parent-style-name="Text_20_body">
      <style:paragraph-properties fo:margin-left="0in" fo:margin-right="0in" fo:margin-top="0in" fo:margin-bottom="0in" loext:contextual-spacing="false" fo:text-indent="0in" style:auto-text-indent="false"/>
      <style:text-properties officeooo:rsid="001d8063" officeooo:paragraph-rsid="001d8063"/>
    </style:style>
    <style:style style:name="P51" style:family="paragraph" style:parent-style-name="Text_20_body">
      <style:paragraph-properties fo:margin-left="0in" fo:margin-right="0in" fo:margin-top="0in" fo:margin-bottom="0in" loext:contextual-spacing="false" fo:text-indent="0in" style:auto-text-indent="false"/>
      <style:text-properties officeooo:rsid="001f6dba" officeooo:paragraph-rsid="001f6dba"/>
    </style:style>
    <style:style style:name="P52" style:family="paragraph" style:parent-style-name="Text_20_body">
      <style:paragraph-properties fo:margin-left="0in" fo:margin-right="0in" fo:margin-top="0in" fo:margin-bottom="0in" loext:contextual-spacing="false" fo:text-indent="0in" style:auto-text-indent="false"/>
      <style:text-properties officeooo:rsid="001fceb4" officeooo:paragraph-rsid="001fceb4"/>
    </style:style>
    <style:style style:name="P53" style:family="paragraph" style:parent-style-name="Text_20_body">
      <style:paragraph-properties fo:margin-left="0in" fo:margin-right="0in" fo:margin-top="0in" fo:margin-bottom="0in" loext:contextual-spacing="false" fo:text-indent="0in" style:auto-text-indent="false"/>
      <style:text-properties officeooo:rsid="0020517b" officeooo:paragraph-rsid="0020517b"/>
    </style:style>
    <style:style style:name="P54" style:family="paragraph" style:parent-style-name="Text_20_body">
      <style:paragraph-properties fo:margin-left="0in" fo:margin-right="0in" fo:margin-top="0in" fo:margin-bottom="0in" loext:contextual-spacing="false" fo:text-indent="0in" style:auto-text-indent="false"/>
      <style:text-properties officeooo:rsid="00214128" officeooo:paragraph-rsid="00214128"/>
    </style:style>
    <style:style style:name="P55" style:family="paragraph" style:parent-style-name="Text_20_body">
      <style:paragraph-properties fo:margin-left="0in" fo:margin-right="0in" fo:margin-top="0in" fo:margin-bottom="0in" loext:contextual-spacing="false" fo:text-indent="0in" style:auto-text-indent="false"/>
      <style:text-properties officeooo:rsid="0021a068" officeooo:paragraph-rsid="0021a068"/>
    </style:style>
    <style:style style:name="P56" style:family="paragraph" style:parent-style-name="Text_20_body">
      <style:paragraph-properties fo:margin-left="0in" fo:margin-right="0in" fo:margin-top="0in" fo:margin-bottom="0in" loext:contextual-spacing="false" fo:text-indent="0in" style:auto-text-indent="false"/>
      <style:text-properties officeooo:rsid="00244eaa" officeooo:paragraph-rsid="00244eaa"/>
    </style:style>
    <style:style style:name="P57"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14822e" style:text-blinking="false"/>
    </style:style>
    <style:style style:name="P58"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1a8ae8" officeooo:paragraph-rsid="001a8ae8" style:text-blinking="false"/>
    </style:style>
    <style:style style:name="P59"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1b097c" style:text-blinking="false"/>
    </style:style>
    <style:style style:name="P60" style:family="paragraph" style:parent-style-name="Text_20_body">
      <style:paragraph-properties fo:margin-left="0in" fo:margin-right="0in" fo:margin-top="0in" fo:margin-bottom="0in" loext:contextual-spacing="false" style:line-height-at-least="0.3752in" fo:text-indent="0in" style:auto-text-indent="false"/>
      <style:text-properties fo:color="#0769ad" style:text-line-through-style="none" style:text-line-through-type="none" style:font-name="klavika-web" style:text-underline-style="none" fo:font-weight="bold" officeooo:rsid="00286c88" style:text-blinking="false"/>
    </style:style>
    <style:style style:name="P61" style:family="paragraph" style:parent-style-name="Text_20_body">
      <style:paragraph-properties fo:margin-left="0in" fo:margin-right="0in" fo:margin-top="0in" fo:margin-bottom="0in" loext:contextual-spacing="false" style:line-height-at-least="0.3752in" fo:text-indent="0in" style:auto-text-indent="false"/>
      <style:text-properties fo:color="#ce181e" style:text-line-through-style="none" style:text-line-through-type="none" style:font-name="klavika-web" style:text-underline-style="none" fo:font-weight="bold" officeooo:rsid="00158fbb" style:text-blinking="false"/>
    </style:style>
    <style:style style:name="P62" style:family="paragraph" style:parent-style-name="Text_20_body">
      <style:paragraph-properties fo:margin-left="0in" fo:margin-right="0in" fo:margin-top="0in" fo:margin-bottom="0in" loext:contextual-spacing="false" style:line-height-at-least="0.3752in" fo:text-indent="0in" style:auto-text-indent="false"/>
      <style:text-properties fo:font-variant="normal" fo:text-transform="none" fo:color="#0769ad" style:text-line-through-style="none" style:text-line-through-type="none" style:font-name="klavika-web" fo:font-size="11.25pt" fo:letter-spacing="normal" fo:font-style="normal" style:text-underline-style="none" fo:font-weight="bold" officeooo:rsid="001a8ae8" officeooo:paragraph-rsid="001a8ae8" style:text-blinking="false"/>
    </style:style>
    <style:style style:name="P63" style:family="paragraph" style:parent-style-name="Text_20_body">
      <style:paragraph-properties fo:margin-left="0in" fo:margin-right="0in" fo:margin-top="0in" fo:margin-bottom="0in" loext:contextual-spacing="false" style:line-height-at-least="0.3752in" fo:text-indent="0in" style:auto-text-indent="false"/>
      <style:text-properties fo:font-variant="normal" fo:text-transform="none" fo:color="#0769ad" style:text-line-through-style="none" style:text-line-through-type="none" style:font-name="klavika-web" fo:font-size="10.5pt" fo:letter-spacing="normal" fo:font-style="normal" style:text-underline-style="none" fo:font-weight="bold" officeooo:rsid="001b097c" style:text-blinking="false"/>
    </style:style>
    <style:style style:name="P6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333333" style:font-name="source-code-pro" fo:font-size="11.25pt" fo:letter-spacing="normal" fo:font-style="normal" fo:font-weight="normal"/>
    </style:style>
    <style:style style:name="P6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333333" style:font-name="source-code-pro" fo:font-size="11.25pt" fo:letter-spacing="normal" fo:font-style="normal" fo:font-weight="normal" officeooo:rsid="001f6dba" officeooo:paragraph-rsid="001f6dba"/>
    </style:style>
    <style:style style:name="P66" style:family="paragraph" style:parent-style-name="Heading_20_1">
      <style:paragraph-properties fo:margin-left="0in" fo:margin-right="0in" fo:margin-top="0in" fo:margin-bottom="0in" loext:contextual-spacing="false" style:line-height-at-least="0.3752in" fo:text-indent="0in" style:auto-text-indent="false"/>
    </style:style>
    <style:style style:name="P67" style:family="paragraph" style:parent-style-name="Heading_20_1">
      <style:paragraph-properties fo:margin-left="0in" fo:margin-right="0in" fo:margin-top="0in" fo:margin-bottom="0in" loext:contextual-spacing="false" style:line-height-at-least="0.3752in" fo:text-indent="0in" style:auto-text-indent="false"/>
      <style:text-properties officeooo:paragraph-rsid="001c0342"/>
    </style:style>
    <style:style style:name="P68" style:family="paragraph" style:parent-style-name="Heading_20_1">
      <style:paragraph-properties fo:margin-left="0in" fo:margin-right="0in" fo:margin-top="0in" fo:margin-bottom="0in" loext:contextual-spacing="false" fo:text-indent="0in" style:auto-text-indent="false"/>
      <style:text-properties fo:font-variant="normal" fo:text-transform="none" fo:color="#333333" style:font-name="klavika-web" fo:font-size="27pt" fo:letter-spacing="normal" fo:font-style="normal" fo:font-weight="bold" officeooo:rsid="001f6dba" officeooo:paragraph-rsid="001f6dba"/>
    </style:style>
    <style:style style:name="P69" style:family="paragraph" style:parent-style-name="Heading_20_1">
      <style:paragraph-properties fo:margin-left="0in" fo:margin-right="0in" fo:margin-top="0in" fo:margin-bottom="0in" loext:contextual-spacing="false" fo:text-indent="0in" style:auto-text-indent="false"/>
      <style:text-properties fo:font-variant="normal" fo:text-transform="none" fo:color="#333333" style:font-name="klavika-web" fo:font-size="27pt" fo:letter-spacing="normal" fo:font-style="normal" fo:font-weight="bold" officeooo:rsid="00214128" officeooo:paragraph-rsid="00214128"/>
    </style:style>
    <style:style style:name="P70" style:family="paragraph" style:parent-style-name="Heading_20_1">
      <style:paragraph-properties fo:margin-left="0in" fo:margin-right="0in" fo:margin-top="0in" fo:margin-bottom="0in" loext:contextual-spacing="false" fo:text-indent="0in" style:auto-text-indent="false"/>
      <style:text-properties officeooo:rsid="001f6dba" officeooo:paragraph-rsid="001f6dba"/>
    </style:style>
    <style:style style:name="P71" style:family="paragraph" style:parent-style-name="Heading_20_1">
      <style:paragraph-properties fo:margin-left="0in" fo:margin-right="0in" fo:margin-top="0in" fo:margin-bottom="0in" loext:contextual-spacing="false" fo:text-indent="0in" style:auto-text-indent="false"/>
      <style:text-properties officeooo:rsid="00214128" officeooo:paragraph-rsid="00214128"/>
    </style:style>
    <style:style style:name="P72" style:family="paragraph" style:parent-style-name="Heading_20_1">
      <style:paragraph-properties fo:margin-left="0in" fo:margin-right="0in" fo:margin-top="0in" fo:margin-bottom="0in" loext:contextual-spacing="false" fo:text-indent="0in" style:auto-text-indent="false"/>
      <style:text-properties fo:font-weight="bold" officeooo:rsid="00244eaa" officeooo:paragraph-rsid="00244eaa" style:font-weight-asian="bold" style:font-weight-complex="bold"/>
    </style:style>
    <style:style style:name="P73" style:family="paragraph" style:parent-style-name="Preformatted_20_Text">
      <style:paragraph-properties fo:margin-top="0in" fo:margin-bottom="0in" loext:contextual-spacing="false" fo:orphans="2" fo:widows="2" fo:padding="0in" fo:border="none"/>
      <style:text-properties fo:font-variant="normal" fo:text-transform="none" fo:color="#1a5eba" style:text-line-through-style="none" style:text-line-through-type="none" fo:letter-spacing="normal" style:text-underline-style="none" style:text-blinking="false"/>
    </style:style>
    <style:style style:name="P74" style:family="paragraph" style:parent-style-name="Preformatted_20_Text">
      <style:paragraph-properties fo:margin-top="0in" fo:margin-bottom="0in" loext:contextual-spacing="false" fo:orphans="2" fo:widows="2" fo:padding="0in" fo:border="none"/>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P75" style:family="paragraph" style:parent-style-name="Preformatted_20_Text">
      <style:paragraph-properties fo:margin-top="0in" fo:margin-bottom="0in" loext:contextual-spacing="false" fo:orphans="2" fo:widows="2" fo:padding="0in" fo:border="none"/>
      <style:text-properties fo:font-variant="normal" fo:text-transform="none" fo:color="#333333" style:text-line-through-style="none" style:text-line-through-type="none" fo:letter-spacing="normal" style:text-underline-style="none" style:text-blinking="false"/>
    </style:style>
    <style:style style:name="P76" style:family="paragraph" style:parent-style-name="Preformatted_20_Text">
      <style:paragraph-properties fo:margin-top="0in" fo:margin-bottom="0in" loext:contextual-spacing="false" fo:orphans="2" fo:widows="2" fo:padding="0in" fo:border="none"/>
    </style:style>
    <style:style style:name="P77" style:family="paragraph" style:parent-style-name="Standard">
      <style:text-properties officeooo:rsid="000eb3d0" officeooo:paragraph-rsid="000eb3d0"/>
    </style:style>
    <style:style style:name="P78" style:family="paragraph" style:parent-style-name="Standard">
      <style:text-properties officeooo:rsid="000ef9ee" officeooo:paragraph-rsid="000ef9ee"/>
    </style:style>
    <style:style style:name="P79" style:family="paragraph" style:parent-style-name="Standard">
      <style:text-properties officeooo:rsid="00104410" officeooo:paragraph-rsid="00104410"/>
    </style:style>
    <style:style style:name="P80" style:family="paragraph" style:parent-style-name="Standard">
      <style:text-properties officeooo:rsid="001048ec" officeooo:paragraph-rsid="001048ec"/>
    </style:style>
    <style:style style:name="P81" style:family="paragraph" style:parent-style-name="Standard">
      <style:text-properties officeooo:rsid="00122795" officeooo:paragraph-rsid="00122795"/>
    </style:style>
    <style:style style:name="P82" style:family="paragraph" style:parent-style-name="Standard">
      <style:text-properties officeooo:rsid="00127df1" officeooo:paragraph-rsid="00127df1"/>
    </style:style>
    <style:style style:name="P83" style:family="paragraph" style:parent-style-name="Standard">
      <style:text-properties officeooo:rsid="00147bea" officeooo:paragraph-rsid="00147bea"/>
    </style:style>
    <style:style style:name="P84" style:family="paragraph" style:parent-style-name="Standard">
      <style:text-properties officeooo:rsid="00183048" officeooo:paragraph-rsid="00183048"/>
    </style:style>
    <style:style style:name="P85" style:family="paragraph" style:parent-style-name="Standard">
      <style:text-properties officeooo:rsid="0018a12e" officeooo:paragraph-rsid="0018a12e"/>
    </style:style>
    <style:style style:name="P86" style:family="paragraph" style:parent-style-name="Standard">
      <style:text-properties fo:color="#000000" style:text-outline="false" style:text-line-through-style="none" style:text-line-through-type="none" style:font-name="Arial" fo:font-size="11pt" fo:font-style="normal" fo:text-shadow="none" style:text-underline-style="none" fo:font-weight="normal" officeooo:rsid="00147bea" officeooo:paragraph-rsid="00147bea" style:font-size-asian="11pt" style:font-style-asian="normal" style:font-weight-asian="normal" style:text-emphasize="none"/>
    </style:style>
    <style:style style:name="P87" style:family="paragraph" style:parent-style-name="Text_20_body">
      <style:text-properties officeooo:paragraph-rsid="0018a12e"/>
    </style:style>
    <style:style style:name="P88" style:family="paragraph" style:parent-style-name="Text_20_body">
      <style:text-properties fo:color="#0769ad" style:text-line-through-style="none" style:text-line-through-type="none" style:font-name="klavika-web" style:text-underline-style="none" fo:font-weight="bold" officeooo:rsid="001a8ae8" style:text-blinking="false"/>
    </style:style>
    <style:style style:name="P89" style:family="paragraph" style:parent-style-name="Text_20_body">
      <style:text-properties fo:color="#0769ad" style:text-line-through-style="none" style:text-line-through-type="none" style:font-name="klavika-web" style:text-underline-style="none" fo:font-weight="bold" officeooo:rsid="001a8ae8" officeooo:paragraph-rsid="0018a12e" style:text-blinking="false"/>
    </style:style>
    <style:style style:name="P90" style:family="paragraph" style:parent-style-name="Text_20_body">
      <style:text-properties fo:color="#999999" fo:font-size="9pt" officeooo:rsid="001a8ae8" officeooo:paragraph-rsid="001a8ae8"/>
    </style:style>
    <style:style style:name="P91" style:family="paragraph" style:parent-style-name="Text_20_body">
      <style:text-properties fo:font-variant="normal" fo:text-transform="none" fo:color="#333333" style:font-name="source-code-pro" fo:font-size="11.25pt" fo:letter-spacing="normal" fo:font-style="normal" fo:font-weight="normal" officeooo:paragraph-rsid="0018a12e"/>
    </style:style>
    <style:style style:name="P92" style:family="paragraph" style:parent-style-name="Table_20_Contents">
      <style:paragraph-properties fo:text-align="start" style:justify-single-word="false"/>
    </style:style>
    <style:style style:name="P93" style:family="paragraph" style:parent-style-name="Table_20_Contents">
      <style:paragraph-properties fo:text-align="start" style:justify-single-word="false"/>
      <style:text-properties officeooo:rsid="00104410" officeooo:paragraph-rsid="00104410"/>
    </style:style>
    <style:style style:name="P94" style:family="paragraph" style:parent-style-name="Heading_20_1">
      <style:text-properties officeooo:paragraph-rsid="00147bea"/>
    </style:style>
    <style:style style:name="P95" style:family="paragraph" style:parent-style-name="Heading_20_1">
      <style:text-properties fo:font-variant="normal" fo:text-transform="none" fo:color="#333333" style:font-name="klavika-web" fo:font-size="27pt" fo:letter-spacing="normal" fo:font-style="normal" fo:font-weight="bold" officeooo:rsid="00127df1" officeooo:paragraph-rsid="00127df1"/>
    </style:style>
    <style:style style:name="P96" style:family="paragraph" style:parent-style-name="Heading_20_1">
      <style:text-properties fo:font-variant="normal" fo:text-transform="none" fo:color="#333333" style:font-name="klavika-web" fo:font-size="27pt" fo:letter-spacing="normal" fo:font-style="normal" fo:font-weight="bold" officeooo:rsid="0018a12e" officeooo:paragraph-rsid="0018a12e"/>
    </style:style>
    <style:style style:name="P97" style:family="paragraph" style:parent-style-name="Heading_20_1">
      <style:text-properties officeooo:rsid="00183048" officeooo:paragraph-rsid="00183048"/>
    </style:style>
    <style:style style:name="P98" style:family="paragraph" style:parent-style-name="Heading_20_1">
      <style:text-properties officeooo:paragraph-rsid="0018a12e"/>
    </style:style>
    <style:style style:name="P99" style:family="paragraph" style:parent-style-name="Standard">
      <style:paragraph-properties fo:text-align="start" style:justify-single-word="false" style:writing-mode="lr-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P100" style:family="paragraph" style:parent-style-name="Text_20_body" style:list-style-name="L1">
      <loext:graphic-properties draw:fill="bitmap" style:repeat="no-repeat" draw:fill-image-ref-point="center"/>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text-line-through-style="none" style:text-line-through-type="none" style:font-name="Arial1" fo:font-size="10.5pt" fo:letter-spacing="normal" fo:font-style="normal" style:text-underline-style="none" fo:font-weight="normal" style:text-blinking="false"/>
    </style:style>
    <style:style style:name="T1" style:family="text">
      <style:text-properties fo:color="#000000" style:text-outline="false" style:text-line-through-style="none" style:text-line-through-type="none" style:font-name="Arial" fo:font-size="11pt" fo:font-style="normal" fo:text-shadow="none" style:text-underline-style="none" fo:font-weight="normal" style:text-blinking="false" style:font-size-asian="11pt" style:font-style-asian="normal" style:font-weight-asian="normal" style:font-weight-complex="bold" style:text-emphasize="none"/>
    </style:style>
    <style:style style:name="T2" style:family="text">
      <style:text-properties fo:color="#000000" style:text-outline="false" style:text-line-through-style="none" style:text-line-through-type="none" style:font-name="Arial" fo:font-size="11pt" fo:text-shadow="none" style:text-underline-style="none" fo:font-weight="normal" style:text-blinking="false" style:font-size-asian="11pt" style:font-style-asian="normal" style:font-weight-asian="normal" style:font-weight-complex="bold" style:text-emphasize="none"/>
    </style:style>
    <style:style style:name="T3"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4" style:family="text">
      <style:text-properties fo:color="#000000" style:text-outline="false" style:text-line-through-style="none" style:text-line-through-type="none" style:font-name="Arial" fo:font-size="12pt" fo:font-style="normal" fo:text-shadow="none" style:text-underline-style="none" fo:font-weight="normal" officeooo:rsid="00244eaa" style:font-size-asian="12pt" style:font-style-asian="normal" style:font-weight-asian="normal" style:text-emphasize="none"/>
    </style:style>
    <style:style style:name="T5" style:family="text">
      <style:text-properties fo:color="#000000" style:text-outline="false" style:text-line-through-style="none" style:text-line-through-type="none" style:font-name="Arial" fo:font-size="12pt" fo:font-style="normal" fo:text-shadow="none" style:text-underline-style="none" fo:font-weight="normal" officeooo:rsid="002643af" style:font-size-asian="12pt" style:font-style-asian="normal" style:font-weight-asian="normal" style:text-emphasize="none"/>
    </style:style>
    <style:style style:name="T6" style:family="text">
      <style:text-properties fo:color="#000000" style:text-outline="false" style:text-line-through-style="none" style:text-line-through-type="none" style:font-name="Arial" fo:font-size="12pt" fo:font-style="normal" fo:text-shadow="none" style:text-underline-style="none" fo:font-weight="normal" officeooo:rsid="0026f61b" style:font-size-asian="12pt" style:font-style-asian="normal" style:font-weight-asian="normal" style:text-emphasize="none"/>
    </style:style>
    <style:style style:name="T7" style:family="text">
      <style:text-properties fo:color="#000000" style:text-outline="false" style:text-line-through-style="none" style:text-line-through-type="none" style:font-name="Arial" fo:font-size="12pt" fo:font-style="normal" fo:text-shadow="none" style:text-underline-style="none" fo:font-weight="normal" officeooo:rsid="0040b29f" style:font-size-asian="12pt" style:font-style-asian="normal" style:font-weight-asian="normal" style:text-emphasize="none"/>
    </style:style>
    <style:style style:name="T8" style:family="text">
      <style:text-properties fo:color="#000000" style:text-outline="false" style:text-line-through-style="none" style:text-line-through-type="none" style:font-name="Arial" fo:font-size="12pt" fo:font-style="normal" fo:text-shadow="none" style:text-underline-style="none" fo:font-weight="bold" officeooo:rsid="0026f61b" style:font-size-asian="12pt" style:font-style-asian="normal" style:font-weight-asian="bold" style:font-weight-complex="bold" style:text-emphasize="none"/>
    </style:style>
    <style:style style:name="T9" style:family="text">
      <style:text-properties fo:color="#000000" style:text-outline="false" style:font-name="Arial" fo:font-size="12pt" fo:text-shadow="none" style:font-size-asian="12pt" style:font-style-asian="normal" style:font-weight-asian="normal" style:text-emphasize="none"/>
    </style:style>
    <style:style style:name="T10" style:family="text">
      <style:text-properties fo:color="#000000" style:text-outline="false" style:font-name="Arial" fo:font-size="12pt" fo:font-style="normal" fo:text-shadow="none" fo:font-weight="normal" officeooo:rsid="00244eaa" style:font-size-asian="12pt" style:font-style-asian="normal" style:font-weight-asian="normal" style:text-emphasize="none"/>
    </style:style>
    <style:style style:name="T11" style:family="text">
      <style:text-properties fo:color="#000000" style:text-outline="false" style:font-name="Arial" fo:font-size="10.5pt" fo:font-style="normal" fo:text-shadow="none" fo:font-weight="normal" officeooo:rsid="00244eaa" style:font-size-asian="12pt" style:font-style-asian="normal" style:font-weight-asian="normal" style:text-emphasize="none"/>
    </style:style>
    <style:style style:name="T12" style:family="text">
      <style:text-properties fo:color="#000000" style:text-outline="false" style:font-name="Arial" fo:font-size="11pt" fo:text-shadow="none" fo:font-weight="normal" style:font-size-asian="11pt" style:font-style-asian="normal" style:font-weight-asian="normal" style:text-emphasize="none"/>
    </style:style>
    <style:style style:name="T13" style:family="text">
      <style:text-properties fo:color="#000000" style:text-outline="false" style:font-name="Arial" fo:font-size="11pt" fo:text-shadow="none" fo:font-weight="normal" officeooo:rsid="002a482b" style:font-size-asian="11pt" style:font-style-asian="normal" style:font-weight-asian="normal" style:text-emphasize="none"/>
    </style:style>
    <style:style style:name="T14" style:family="text">
      <style:text-properties fo:color="#000000" style:text-outline="false" style:font-name="Arial" fo:font-size="11pt" fo:text-shadow="none" fo:font-weight="normal" officeooo:rsid="002b5274" style:font-size-asian="11pt" style:font-style-asian="normal" style:font-weight-asian="normal" style:text-emphasize="none"/>
    </style:style>
    <style:style style:name="T15" style:family="text">
      <style:text-properties fo:color="#000000" style:text-outline="false" style:font-name="Arial" fo:font-size="11pt" fo:text-shadow="none" fo:font-weight="normal" officeooo:rsid="002cf452" style:font-size-asian="11pt" style:font-style-asian="normal" style:font-weight-asian="normal" style:text-emphasize="none"/>
    </style:style>
    <style:style style:name="T16" style:family="text">
      <style:text-properties fo:color="#000000" style:text-outline="false" style:font-name="Arial" fo:font-size="11pt" fo:text-shadow="none" fo:font-weight="normal" officeooo:rsid="0031c166" style:font-size-asian="11pt" style:font-style-asian="normal" style:font-weight-asian="normal" style:text-emphasize="none"/>
    </style:style>
    <style:style style:name="T17" style:family="text">
      <style:text-properties fo:color="#000000" style:text-outline="false" style:font-name="Arial" fo:font-size="11pt" fo:text-shadow="none" fo:font-weight="normal" style:font-size-asian="11pt" style:font-style-asian="normal" style:font-weight-asian="normal" style:font-weight-complex="bold" style:text-emphasize="none"/>
    </style:style>
    <style:style style:name="T18" style:family="text">
      <style:text-properties fo:color="#000000" style:text-outline="false" style:font-name="Arial" fo:font-size="11pt" fo:text-shadow="none" fo:font-weight="normal" officeooo:rsid="002b5274" style:font-size-asian="11pt" style:font-style-asian="normal" style:font-weight-asian="normal" style:font-weight-complex="bold" style:text-emphasize="none"/>
    </style:style>
    <style:style style:name="T19" style:family="text">
      <style:text-properties fo:color="#000000" style:text-outline="false" style:font-name="Arial1" fo:font-size="10.5pt" fo:font-style="normal" fo:text-shadow="none" fo:font-weight="normal" style:font-size-asian="11pt" style:font-style-asian="normal" style:font-weight-asian="normal" style:text-emphasize="none"/>
    </style:style>
    <style:style style:name="T20" style:family="text">
      <style:text-properties officeooo:rsid="00104410"/>
    </style:style>
    <style:style style:name="T21" style:family="text">
      <style:text-properties fo:color="#0000cd"/>
    </style:style>
    <style:style style:name="T22" style:family="text">
      <style:text-properties officeooo:rsid="001048ec"/>
    </style:style>
    <style:style style:name="T23" style:family="text">
      <style:text-properties officeooo:rsid="00147bea"/>
    </style:style>
    <style:style style:name="T24" style:family="text">
      <style:text-properties fo:color="#0769ad" style:text-line-through-style="none" style:text-line-through-type="none" style:font-name="klavika-web" style:text-underline-style="none" fo:font-weight="bold" style:text-blinking="false"/>
    </style:style>
    <style:style style:name="T25" style:family="text">
      <style:text-properties fo:color="#0769ad" style:text-line-through-style="none" style:text-line-through-type="none" style:font-name="klavika-web" style:text-underline-style="none" fo:font-weight="bold" officeooo:rsid="00147bea" style:text-blinking="false"/>
    </style:style>
    <style:style style:name="T26" style:family="text">
      <style:text-properties fo:color="#0769ad" style:text-line-through-style="none" style:text-line-through-type="none" style:font-name="klavika-web" style:text-underline-style="none" fo:font-weight="bold" officeooo:rsid="0014822e" style:text-blinking="false"/>
    </style:style>
    <style:style style:name="T27" style:family="text">
      <style:text-properties fo:color="#0769ad" style:text-line-through-style="none" style:text-line-through-type="none" style:font-name="klavika-web" style:text-underline-style="none" fo:font-weight="bold" officeooo:rsid="0018a12e" style:text-blinking="false"/>
    </style:style>
    <style:style style:name="T28" style:family="text">
      <style:text-properties fo:color="#0769ad" style:text-line-through-style="none" style:text-line-through-type="none" style:font-name="klavika-web" style:text-underline-style="none" fo:font-weight="bold" officeooo:rsid="001a8ae8" style:text-blinking="false"/>
    </style:style>
    <style:style style:name="T29" style:family="text">
      <style:text-properties fo:color="#0769ad" style:text-line-through-style="none" style:text-line-through-type="none" style:font-name="klavika-web" style:text-underline-style="none" fo:font-weight="bold" officeooo:rsid="001b097c" style:text-blinking="false"/>
    </style:style>
    <style:style style:name="T30" style:family="text">
      <style:text-properties fo:color="#0769ad" style:text-line-through-style="none" style:text-line-through-type="none" style:font-name="klavika-web" style:text-underline-style="none" fo:font-weight="bold" officeooo:rsid="001d8063" style:text-blinking="false"/>
    </style:style>
    <style:style style:name="T31" style:family="text">
      <style:text-properties fo:color="#0769ad" style:text-line-through-style="none" style:text-line-through-type="none" style:font-name="klavika-web" style:text-underline-style="none" fo:font-weight="bold" officeooo:rsid="001f6dba" style:text-blinking="false"/>
    </style:style>
    <style:style style:name="T32" style:family="text">
      <style:text-properties fo:color="#0769ad" style:text-line-through-style="none" style:text-line-through-type="none" style:font-name="klavika-web" style:text-underline-style="none" fo:font-weight="bold" officeooo:rsid="001fceb4" style:text-blinking="false"/>
    </style:style>
    <style:style style:name="T33" style:family="text">
      <style:text-properties fo:color="#0769ad" style:text-line-through-style="none" style:text-line-through-type="none" style:font-name="klavika-web" style:text-underline-style="none" fo:font-weight="bold" officeooo:rsid="00286c88" style:text-blinking="false"/>
    </style:style>
    <style:style style:name="T34" style:family="text">
      <style:text-properties fo:color="#0769ad" style:text-line-through-style="none" style:text-line-through-type="none" style:font-name="klavika-web" style:text-underline-style="none" fo:font-weight="bold" officeooo:rsid="003eba84" style:text-blinking="false"/>
    </style:style>
    <style:style style:name="T35" style:family="text">
      <style:text-properties fo:color="#0769ad" style:text-line-through-style="none" style:text-line-through-type="none" style:font-name="klavika-web" style:text-underline-style="none" style:text-blinking="false"/>
    </style:style>
    <style:style style:name="T36" style:family="text">
      <style:text-properties fo:color="#0769ad" style:text-line-through-style="none" style:text-line-through-type="none" style:font-name="klavika-web" style:text-underline-style="none" officeooo:rsid="00286c88" style:text-blinking="false"/>
    </style:style>
    <style:style style:name="T37" style:family="text">
      <style:text-properties fo:color="#0769ad" style:font-name="klavika-web" fo:font-weight="bold" officeooo:rsid="0014822e"/>
    </style:style>
    <style:style style:name="T38" style:family="text">
      <style:text-properties fo:font-weight="bold" style:font-weight-asian="bold" style:font-weight-complex="bold"/>
    </style:style>
    <style:style style:name="T39" style:family="text">
      <style:text-properties fo:color="#999999" fo:font-size="9pt"/>
    </style:style>
    <style:style style:name="T40" style:family="text">
      <style:text-properties fo:color="#999999" fo:font-size="9pt" fo:background-color="#dddddd" loext:char-shading-value="0" loext:padding="0in" loext:border="none"/>
    </style:style>
    <style:style style:name="T41" style:family="text">
      <style:text-properties fo:color="#888888" style:text-line-through-style="none" style:text-line-through-type="none" fo:font-size="9pt" style:text-underline-style="none" style:text-blinking="false" fo:background-color="#dddddd" loext:char-shading-value="0" loext:padding="0in" loext:border="none"/>
    </style:style>
    <style:style style:name="T42" style:family="text">
      <style:text-properties fo:color="#888888" style:text-line-through-style="none" style:text-line-through-type="none" fo:font-size="9pt" style:text-underline-style="none" officeooo:rsid="0020517b" style:text-blinking="false" fo:background-color="#dddddd" loext:char-shading-value="0" loext:padding="0in" loext:border="none"/>
    </style:style>
    <style:style style:name="T43" style:family="text">
      <style:text-properties fo:font-weight="normal"/>
    </style:style>
    <style:style style:name="T44" style:family="text">
      <style:text-properties fo:color="#333333" style:text-outline="false" style:text-line-through-style="none" style:text-line-through-type="none" style:font-name="Arial1" fo:font-size="10.5pt" fo:letter-spacing="normal" fo:font-style="italic" fo:text-shadow="none" style:text-underline-style="none" fo:font-weight="normal" style:font-size-asian="12pt" style:font-style-asian="normal" style:font-weight-asian="normal" style:text-emphasize="none"/>
    </style:style>
    <style:style style:name="T45"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style:text-blinking="false"/>
    </style:style>
    <style:style style:name="T46"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officeooo:rsid="0014822e" style:text-blinking="false" loext:padding="0in" loext:border="none"/>
    </style:style>
    <style:style style:name="T47"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officeooo:rsid="001a8ae8" style:text-blinking="false"/>
    </style:style>
    <style:style style:name="T48"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officeooo:rsid="001a8ae8" style:text-blinking="false" loext:padding="0in" loext:border="none"/>
    </style:style>
    <style:style style:name="T49"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style:text-blinking="false" loext:padding="0in" loext:border="none"/>
    </style:style>
    <style:style style:name="T50" style:family="text">
      <style:text-properties fo:font-variant="normal" fo:text-transform="none" fo:color="#333333" style:text-line-through-style="none" style:text-line-through-type="none" style:font-name="source-code-pro" fo:font-size="11.25pt" fo:letter-spacing="normal" fo:font-style="normal" style:text-underline-style="none" fo:font-weight="normal" officeooo:rsid="003e0878" style:text-blinking="false" loext:padding="0in" loext:border="none"/>
    </style:style>
    <style:style style:name="T51" style:family="text">
      <style:text-properties fo:font-variant="normal" fo:text-transform="none" fo:color="#333333" style:text-line-through-style="none" style:text-line-through-type="none" style:font-name="klavika-web" fo:letter-spacing="normal" style:text-underline-style="none" fo:font-weight="bold" style:text-blinking="false"/>
    </style:style>
    <style:style style:name="T52" style:family="text">
      <style:text-properties fo:font-variant="normal" fo:text-transform="none" fo:color="#333333" style:text-line-through-style="none" style:text-line-through-type="none" style:font-name="klavika-web" fo:letter-spacing="normal" style:text-underline-style="none" fo:font-weight="bold" officeooo:rsid="001a8ae8" style:text-blinking="false"/>
    </style:style>
    <style:style style:name="T53" style:family="text">
      <style:text-properties fo:font-variant="normal" fo:text-transform="none" fo:color="#333333" style:text-line-through-style="none" style:text-line-through-type="none" style:font-name="klavika-web" fo:font-size="10.5pt" fo:letter-spacing="normal" fo:font-style="normal" style:text-underline-style="none" fo:font-weight="normal" officeooo:rsid="001b097c" style:text-blinking="false"/>
    </style:style>
    <style:style style:name="T54" style:family="text">
      <style:text-properties fo:font-variant="normal" fo:text-transform="none" fo:color="#333333" style:text-line-through-style="none" style:text-line-through-type="none" fo:font-size="10.5pt" fo:letter-spacing="normal" fo:font-style="normal" style:text-underline-style="none" fo:font-weight="normal" style:text-blinking="false"/>
    </style:style>
    <style:style style:name="T55" style:family="text">
      <style:text-properties fo:font-variant="normal" fo:text-transform="none" fo:color="#333333" style:text-line-through-style="none" style:text-line-through-type="none" fo:letter-spacing="normal" style:text-underline-style="none" style:text-blinking="false"/>
    </style:style>
    <style:style style:name="T56" style:family="text">
      <style:text-properties fo:font-variant="normal" fo:text-transform="none" fo:color="#333333" style:text-line-through-style="none" style:text-line-through-type="none" fo:font-size="8.39999961853027pt" fo:letter-spacing="normal" fo:font-style="normal" style:text-underline-style="none" fo:font-weight="normal" style:text-blinking="false"/>
    </style:style>
    <style:style style:name="T57" style:family="text">
      <style:text-properties fo:font-variant="normal" fo:text-transform="none" fo:color="#333333" style:font-name="source-code-pro" fo:font-size="11.25pt" fo:letter-spacing="normal" fo:font-style="normal" fo:font-weight="normal"/>
    </style:style>
    <style:style style:name="T58" style:family="text">
      <style:text-properties fo:font-variant="normal" fo:text-transform="none" fo:color="#333333" style:font-name="source-code-pro" fo:font-size="11.25pt" fo:letter-spacing="normal" fo:font-style="normal" fo:font-weight="normal" loext:padding="0in" loext:border="none"/>
    </style:style>
    <style:style style:name="T59" style:family="text">
      <style:text-properties fo:font-variant="normal" fo:text-transform="none" fo:color="#333333" style:font-name="source-code-pro" fo:font-size="11.25pt" fo:letter-spacing="normal" fo:font-style="normal" fo:font-weight="bold" loext:padding="0in" loext:border="none"/>
    </style:style>
    <style:style style:name="T60" style:family="text">
      <style:text-properties fo:font-variant="normal" fo:text-transform="none" fo:color="#333333" style:font-name="source-code-pro" fo:font-style="normal" fo:font-weight="normal" loext:padding="0in" loext:border="none"/>
    </style:style>
    <style:style style:name="T61" style:family="text">
      <style:text-properties fo:font-variant="normal" fo:text-transform="none" fo:color="#333333" fo:letter-spacing="normal"/>
    </style:style>
    <style:style style:name="T62" style:family="text">
      <style:text-properties fo:font-variant="normal" fo:text-transform="none" fo:color="#333333" fo:letter-spacing="normal" loext:padding="0in" loext:border="none"/>
    </style:style>
    <style:style style:name="T63" style:family="text">
      <style:text-properties fo:font-variant="normal" fo:text-transform="none" fo:color="#333333" style:text-outline="false" style:text-line-through-style="none" style:text-line-through-type="none" style:font-name="Arial1" fo:font-size="10.5pt" fo:letter-spacing="normal" fo:font-style="normal" fo:text-shadow="none" style:text-underline-style="none" fo:font-weight="normal" style:font-size-asian="12pt" style:font-style-asian="normal" style:font-weight-asian="normal" style:text-emphasize="none"/>
    </style:style>
    <style:style style:name="T64" style:family="text">
      <style:text-properties fo:font-variant="normal" fo:text-transform="none" fo:color="#dd1144" style:text-line-through-style="none" style:text-line-through-type="none" style:font-name="source-code-pro" fo:font-size="11.25pt" fo:letter-spacing="normal" fo:font-style="normal" style:text-underline-style="none" fo:font-weight="normal" style:text-blinking="false"/>
    </style:style>
    <style:style style:name="T65" style:family="text">
      <style:text-properties fo:font-variant="normal" fo:text-transform="none" fo:color="#dd1144" style:text-line-through-style="none" style:text-line-through-type="none" style:font-name="source-code-pro" fo:font-size="11.25pt" fo:letter-spacing="normal" fo:font-style="normal" style:text-underline-style="none" fo:font-weight="normal" officeooo:rsid="0014822e" style:text-blinking="false" loext:padding="0in" loext:border="none"/>
    </style:style>
    <style:style style:name="T66" style:family="text">
      <style:text-properties fo:font-variant="normal" fo:text-transform="none" fo:color="#dd1144" style:text-line-through-style="none" style:text-line-through-type="none" style:font-name="source-code-pro" fo:font-size="11.25pt" fo:letter-spacing="normal" fo:font-style="normal" style:text-underline-style="none" fo:font-weight="normal" officeooo:rsid="001a8ae8" style:text-blinking="false"/>
    </style:style>
    <style:style style:name="T67" style:family="text">
      <style:text-properties fo:font-variant="normal" fo:text-transform="none" fo:color="#dd1144" style:font-name="source-code-pro" fo:font-size="11.25pt" fo:letter-spacing="normal" fo:font-style="normal" fo:font-weight="normal"/>
    </style:style>
    <style:style style:name="T68" style:family="text">
      <style:text-properties fo:font-variant="normal" fo:text-transform="none" fo:color="#dd1144" style:font-name="source-code-pro" fo:font-size="11.25pt" fo:letter-spacing="normal" fo:font-style="normal" fo:font-weight="normal" loext:padding="0in" loext:border="none"/>
    </style:style>
    <style:style style:name="T69" style:family="text">
      <style:text-properties fo:font-variant="normal" fo:text-transform="none" fo:color="#dd1144" style:font-name="source-code-pro" fo:font-style="normal" fo:font-weight="normal" loext:padding="0in" loext:border="none"/>
    </style:style>
    <style:style style:name="T70" style:family="text">
      <style:text-properties fo:font-variant="normal" fo:text-transform="none" fo:color="#0769ad" style:text-line-through-style="none" style:text-line-through-type="none" style:font-name="klavika-web" fo:font-size="10.5pt" fo:letter-spacing="normal" fo:font-style="normal" style:text-underline-style="none" fo:font-weight="bold" officeooo:rsid="0014822e" style:text-blinking="false"/>
    </style:style>
    <style:style style:name="T71" style:family="text">
      <style:text-properties fo:font-variant="normal" fo:text-transform="none" fo:color="#0769ad" style:text-line-through-style="none" style:text-line-through-type="none" style:font-name="klavika-web" fo:font-size="10.5pt" fo:letter-spacing="normal" fo:font-style="normal" style:text-underline-style="none" fo:font-weight="bold" officeooo:rsid="00286c88" style:text-blinking="false"/>
    </style:style>
    <style:style style:name="T72" style:family="text">
      <style:text-properties fo:font-variant="normal" fo:text-transform="none" fo:color="#0769ad" style:text-line-through-style="none" style:text-line-through-type="none" style:font-name="klavika-web" fo:letter-spacing="normal" style:text-underline-style="none" fo:font-weight="bold" style:text-blinking="false"/>
    </style:style>
    <style:style style:name="T73" style:family="text">
      <style:text-properties fo:font-variant="normal" fo:text-transform="none" fo:color="#0769ad" style:text-line-through-style="none" style:text-line-through-type="none" style:font-name="Arial1" fo:font-size="10.5pt" fo:letter-spacing="normal" fo:font-style="normal" style:text-underline-style="none" fo:font-weight="normal" style:text-blinking="false"/>
    </style:style>
    <style:style style:name="T74" style:family="text">
      <style:text-properties fo:font-variant="normal" fo:text-transform="none" fo:color="#1a5eba" style:text-line-through-style="none" style:text-line-through-type="none" style:font-name="klavika-web" fo:font-size="10.5pt" fo:letter-spacing="normal" fo:font-style="normal" style:text-underline-style="none" fo:font-weight="bold" officeooo:rsid="0014822e" style:text-blinking="false"/>
    </style:style>
    <style:style style:name="T75" style:family="text">
      <style:text-properties fo:font-variant="normal" fo:text-transform="none" fo:color="#1a5eba" style:text-line-through-style="none" style:text-line-through-type="none" style:font-name="klavika-web" fo:font-size="10.5pt" fo:letter-spacing="normal" fo:font-style="normal" style:text-underline-style="none" fo:font-weight="normal" officeooo:rsid="001b097c" style:text-blinking="false"/>
    </style:style>
    <style:style style:name="T76" style:family="text">
      <style:text-properties fo:font-variant="normal" fo:text-transform="none" fo:color="#1a5eba" style:text-line-through-style="none" style:text-line-through-type="none" fo:font-size="10.5pt" fo:letter-spacing="normal" fo:font-style="normal" style:text-underline-style="none" fo:font-weight="normal" style:text-blinking="false"/>
    </style:style>
    <style:style style:name="T77" style:family="text">
      <style:text-properties fo:font-variant="normal" fo:text-transform="none" fo:color="#1a5eba" style:text-line-through-style="none" style:text-line-through-type="none" style:font-name="Arial1" fo:font-size="10.5pt" fo:letter-spacing="normal" fo:font-style="normal" style:text-underline-style="none" fo:font-weight="normal" officeooo:rsid="00286c88" style:text-blinking="false"/>
    </style:style>
    <style:style style:name="T78" style:family="text">
      <style:text-properties fo:font-variant="normal" fo:text-transform="none" fo:color="#1a5eba" style:text-line-through-style="none" style:text-line-through-type="none" style:font-name="Arial1" fo:font-size="10.5pt" fo:letter-spacing="normal" fo:font-style="italic" style:text-underline-style="none" fo:font-weight="normal" officeooo:rsid="00286c88" style:text-blinking="false"/>
    </style:style>
    <style:style style:name="T79" style:family="text">
      <style:text-properties fo:font-variant="normal" fo:text-transform="none" fo:color="#1a5eba" style:text-line-through-style="none" style:text-line-through-type="none" fo:letter-spacing="normal" style:text-underline-style="none" style:text-blinking="false"/>
    </style:style>
    <style:style style:name="T80" style:family="text">
      <style:text-properties fo:font-variant="normal" fo:text-transform="none" fo:color="#1a5eba" style:text-line-through-style="none" style:text-line-through-type="none" fo:font-size="8.39999961853027pt" fo:letter-spacing="normal" fo:font-style="normal" style:text-underline-style="none" fo:font-weight="normal" style:text-blinking="false"/>
    </style:style>
    <style:style style:name="T81" style:family="text">
      <style:text-properties fo:font-variant="normal" fo:text-transform="none" fo:color="#999999" style:text-line-through-style="none" style:text-line-through-type="none" style:font-name="source-code-pro" fo:font-size="11.25pt" fo:letter-spacing="normal" fo:font-style="normal" style:text-underline-style="none" fo:font-weight="bold" officeooo:rsid="00158fbb" style:text-blinking="false" loext:padding="0in" loext:border="none"/>
    </style:style>
    <style:style style:name="T82" style:family="text">
      <style:text-properties fo:font-variant="normal" fo:text-transform="none" fo:color="#000080" style:font-name="source-code-pro" fo:font-size="11.25pt" fo:letter-spacing="normal" fo:font-style="normal" fo:font-weight="normal" loext:padding="0in" loext:border="none"/>
    </style:style>
    <style:style style:name="T83" style:family="text">
      <style:text-properties fo:font-variant="normal" fo:text-transform="none" fo:color="#000080" style:text-line-through-style="none" style:text-line-through-type="none" style:font-name="source-code-pro" fo:font-size="11.25pt" fo:letter-spacing="normal" fo:font-style="normal" style:text-underline-style="none" fo:font-weight="normal" officeooo:rsid="001a8ae8" style:text-blinking="false" loext:padding="0in" loext:border="none"/>
    </style:style>
    <style:style style:name="T84" style:family="text">
      <style:text-properties fo:font-variant="normal" fo:text-transform="none" fo:color="#000080" style:text-line-through-style="none" style:text-line-through-type="none" style:font-name="source-code-pro" fo:font-size="11.25pt" fo:letter-spacing="normal" fo:font-style="normal" style:text-underline-style="none" fo:font-weight="normal" style:text-blinking="false" loext:padding="0in" loext:border="none"/>
    </style:style>
    <style:style style:name="T85" style:family="text">
      <style:text-properties fo:font-variant="normal" fo:text-transform="none" fo:color="#008080" style:font-name="source-code-pro" fo:font-size="11.25pt" fo:letter-spacing="normal" fo:font-style="normal" fo:font-weight="normal" loext:padding="0in" loext:border="none"/>
    </style:style>
    <style:style style:name="T86" style:family="text">
      <style:text-properties fo:font-variant="normal" fo:text-transform="none" fo:color="#009999" style:font-name="source-code-pro" fo:font-size="11.25pt" fo:letter-spacing="normal" fo:font-style="normal" fo:font-weight="normal" loext:padding="0in" loext:border="none"/>
    </style:style>
    <style:style style:name="T87" style:family="text">
      <style:text-properties fo:font-variant="normal" fo:text-transform="none" fo:color="#ce181e" fo:letter-spacing="normal" loext:padding="0in" loext:border="none"/>
    </style:style>
    <style:style style:name="T88" style:family="text">
      <style:text-properties fo:font-variant="normal" fo:text-transform="none" fo:color="#ce181e" style:font-name="source-code-pro" fo:font-size="11.25pt" fo:letter-spacing="normal" fo:font-style="normal" fo:font-weight="normal" loext:padding="0in" loext:border="none"/>
    </style:style>
    <style:style style:name="T89" style:family="text">
      <style:text-properties fo:font-variant="normal" fo:text-transform="none" fo:color="#000000" style:text-outline="false" style:text-line-through-style="none" style:text-line-through-type="none" style:font-name="Arial" fo:font-size="12pt" fo:letter-spacing="normal" fo:font-style="normal" fo:text-shadow="none" style:text-underline-style="none" fo:font-weight="normal" style:text-blinking="false" style:font-size-asian="12pt" style:font-style-asian="normal" style:font-weight-asian="normal" style:text-emphasize="none"/>
    </style:style>
    <style:style style:name="T90" style:family="text">
      <style:text-properties fo:font-variant="normal" fo:text-transform="none" fo:color="#000000" style:text-outline="false" style:text-line-through-style="none" style:text-line-through-type="none" style:font-name="Arial" fo:font-size="12pt" fo:letter-spacing="normal" fo:font-style="normal" fo:text-shadow="none" style:text-underline-style="none" fo:font-weight="normal" officeooo:rsid="003eba84" style:text-blinking="false" style:font-size-asian="12pt" style:font-style-asian="normal" style:font-weight-asian="normal" style:text-emphasize="none"/>
    </style:style>
    <style:style style:name="T91" style:family="text">
      <style:text-properties fo:font-variant="normal" fo:text-transform="none" fo:color="#000000" style:text-outline="false" style:text-line-through-style="none" style:text-line-through-type="none" style:font-name="Arial" fo:font-size="12pt" fo:letter-spacing="normal" fo:font-style="normal" fo:text-shadow="none" style:text-underline-style="none" fo:font-weight="normal" style:font-size-asian="12pt" style:font-style-asian="normal" style:font-weight-asian="normal" style:text-emphasize="none"/>
    </style:style>
    <style:style style:name="T92" style:family="text">
      <style:text-properties fo:font-variant="normal" fo:text-transform="none" fo:color="#000000" style:text-outline="false" style:text-line-through-style="none" style:text-line-through-type="none" style:font-name="Arial1" fo:font-size="10.5pt" fo:letter-spacing="normal" fo:font-style="normal" fo:text-shadow="none" style:text-underline-style="none" fo:font-weight="normal" style:font-size-asian="12pt" style:font-style-asian="normal" style:font-weight-asian="normal" style:text-emphasize="none"/>
    </style:style>
    <style:style style:name="T93" style:family="text">
      <style:text-properties fo:color="#1a5eba"/>
    </style:style>
    <style:style style:name="T94" style:family="text">
      <style:text-properties fo:color="#1a5eba" style:font-name="klavika-web" fo:font-weight="bold" officeooo:rsid="0014822e"/>
    </style:style>
    <style:style style:name="T95" style:family="text">
      <style:text-properties fo:color="#1a5eba" fo:font-size="10.5pt" fo:font-style="normal" fo:font-weight="normal"/>
    </style:style>
    <style:style style:name="T96" style:family="text">
      <style:text-properties fo:color="#1a5eba" style:text-outline="false" style:font-name="Arial" fo:font-size="12pt" fo:text-shadow="none" style:font-size-asian="12pt" style:font-style-asian="normal" style:font-weight-asian="normal" style:text-emphasize="none"/>
    </style:style>
    <style:style style:name="T97" style:family="text">
      <style:text-properties fo:color="#1a5eba" style:text-outline="false" style:font-name="Arial" fo:font-size="10.5pt" fo:font-style="normal" fo:text-shadow="none" fo:font-weight="normal" officeooo:rsid="00244eaa" style:font-size-asian="12pt" style:font-style-asian="normal" style:font-weight-asian="normal" style:text-emphasize="none"/>
    </style:style>
    <style:style style:name="T98" style:family="text">
      <style:text-properties fo:color="#1a5eba" style:text-outline="false" style:text-line-through-style="none" style:text-line-through-type="none" style:font-name="Arial" fo:font-style="normal" fo:text-shadow="none" style:text-underline-style="none" fo:font-weight="normal" style:text-blinking="false" style:font-size-asian="11pt" style:font-weight-asian="normal" style:font-weight-complex="bold" style:text-emphasize="none"/>
    </style:style>
    <style:style style:name="T99" style:family="text">
      <style:text-properties fo:color="#ce181e" style:text-line-through-style="none" style:text-line-through-type="none" style:font-name="klavika-web" style:text-underline-style="none" fo:font-weight="bold" officeooo:rsid="0014822e" style:text-blinking="false"/>
    </style:style>
    <style:style style:name="T100" style:family="text">
      <style:text-properties fo:color="#ce181e" style:text-line-through-style="none" style:text-line-through-type="none" style:font-name="klavika-web" style:text-underline-style="none" fo:font-weight="bold" officeooo:rsid="00158fbb" style:text-blinking="false"/>
    </style:style>
    <style:style style:name="T101" style:family="text">
      <style:text-properties fo:color="#ce181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102" style:family="text">
      <style:text-properties officeooo:rsid="00183048"/>
    </style:style>
    <style:style style:name="T103" style:family="text">
      <style:text-properties fo:font-size="10.5pt" fo:font-style="normal" fo:font-weight="normal"/>
    </style:style>
    <style:style style:name="T104" style:family="text">
      <style:text-properties officeooo:rsid="00214128"/>
    </style:style>
    <style:style style:name="T105" style:family="text">
      <style:text-properties officeooo:rsid="002712b1"/>
    </style:style>
    <style:style style:name="T106" style:family="text">
      <style:text-properties style:text-outline="false" style:text-line-through-style="none" style:text-line-through-type="none" style:font-name="Arial" fo:text-shadow="none" style:text-underline-style="none" fo:font-weight="normal" style:text-blinking="false" style:font-size-asian="11pt" style:font-style-asian="normal" style:font-weight-asian="normal" style:font-weight-complex="bold" style:text-emphasize="none"/>
    </style:style>
    <style:style style:name="T107" style:family="text">
      <style:text-properties officeooo:rsid="002a482b" style:font-weight-asian="bold" style:font-weight-complex="bold"/>
    </style:style>
    <style:style style:name="T108" style:family="text">
      <style:text-properties fo:font-size="8.39999961853027pt" fo:font-style="normal" fo:font-weight="normal"/>
    </style:style>
    <style:style style:name="T109" style:family="text">
      <style:text-properties officeooo:rsid="002f1a87"/>
    </style:style>
    <style:style style:name="T110" style:family="text">
      <style:text-properties officeooo:rsid="0031c166"/>
    </style:style>
    <style:style style:name="T111" style:family="text">
      <style:text-properties officeooo:rsid="0036304b"/>
    </style:style>
    <style:style style:name="T112" style:family="text">
      <style:text-properties officeooo:rsid="0039ecaf"/>
    </style:style>
    <style:style style:name="T113" style:family="text">
      <style:text-properties officeooo:rsid="003b12c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Selectors</text:p>
      <text:p text:style-name="P77">chọn id : $(‘#tenid’)</text:p>
      <text:p text:style-name="P77">chon class: $(‘.tenclass’)</text:p>
      <text:p text:style-name="P78">chọn all: $(‘*’)</text:p>
      <text:p text:style-name="P79">Chọn theo atraibute </text:p>
      <text:p text:style-name="P7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1</text:p>
          </table:table-cell>
          <table:table-cell table:style-name="Table1.A1" office:value-type="string">
            <text:p text:style-name="P92">$('[title<text:span text:style-name="T21">|=</text:span>"value"]')</text:p>
          </table:table-cell>
          <table:table-cell table:style-name="Table1.A1" office:value-type="string">
            <text:p text:style-name="P92">Tìm thẻ HTML có thuộc tính title và giá trị của title phải bắt đầu bằng chuỗi value<text:line-break/>Ở đầu </text:p>
          </table:table-cell>
        </table:table-row>
        <table:table-row>
          <table:table-cell table:style-name="Table1.A1" office:value-type="string">
            <text:p text:style-name="P92">2</text:p>
          </table:table-cell>
          <table:table-cell table:style-name="Table1.A1" office:value-type="string">
            <text:p text:style-name="P92">$('[title<text:span text:style-name="T21">*=</text:span>"value"]')</text:p>
          </table:table-cell>
          <table:table-cell table:style-name="Table1.A1" office:value-type="string">
            <text:p text:style-name="P92">Tìm thẻ HTML có thuộc tính title và giá trị của title tồn tại chuỗi value</text:p>
            <text:p text:style-name="P93">Xuất hiện chữ đó là được </text:p>
          </table:table-cell>
        </table:table-row>
        <table:table-row table:style-name="Table1.1">
          <table:table-cell table:style-name="Table1.A1" office:value-type="string">
            <text:p text:style-name="P92">3</text:p>
          </table:table-cell>
          <table:table-cell table:style-name="Table1.A1" office:value-type="string">
            <text:p text:style-name="P92">$('[title<text:span text:style-name="T21">~=</text:span>"value"]')</text:p>
          </table:table-cell>
          <table:table-cell table:style-name="Table1.A1" office:value-type="string">
            <text:p text:style-name="P92">Tìm thẻ HTML có thuộc tính title và giá trị của title phải xuất hiện chữ value<text:line-break/><text:span text:style-name="T20">Chữ đó phải nằm riêng lẻ </text:span></text:p>
          </table:table-cell>
        </table:table-row>
        <table:table-row>
          <table:table-cell table:style-name="Table1.A1" office:value-type="string">
            <text:p text:style-name="P92">4</text:p>
          </table:table-cell>
          <table:table-cell table:style-name="Table1.A1" office:value-type="string">
            <text:p text:style-name="P92">$('[title<text:span text:style-name="T21">$=</text:span>"value"]')</text:p>
          </table:table-cell>
          <table:table-cell table:style-name="Table1.A1" office:value-type="string">
            <text:p text:style-name="P92">Tìm thẻ HTML có thuộc tính title và giá trị của title kết thúc bằng chuỗi value</text:p>
            <text:p text:style-name="P92">Ở <text:span text:style-name="T22">cuối </text:span></text:p>
          </table:table-cell>
        </table:table-row>
        <table:table-row table:style-name="Table1.1">
          <table:table-cell table:style-name="Table1.A1" office:value-type="string">
            <text:p text:style-name="P92">5</text:p>
          </table:table-cell>
          <table:table-cell table:style-name="Table1.A1" office:value-type="string">
            <text:p text:style-name="P92">$('[title<text:span text:style-name="T21">=</text:span>"value"]')</text:p>
          </table:table-cell>
          <table:table-cell table:style-name="Table1.A1" office:value-type="string">
            <text:p text:style-name="P92">Tìm thẻ HTML có thuộc tính title và giá trị của title phải bằng value</text:p>
          </table:table-cell>
        </table:table-row>
        <table:table-row>
          <table:table-cell table:style-name="Table1.A1" office:value-type="string">
            <text:p text:style-name="P92">6</text:p>
          </table:table-cell>
          <table:table-cell table:style-name="Table1.A1" office:value-type="string">
            <text:p text:style-name="P92">$('[title<text:span text:style-name="T21">!=</text:span>"value"]')</text:p>
          </table:table-cell>
          <table:table-cell table:style-name="Table1.A1" office:value-type="string">
            <text:p text:style-name="P92">Tìm thẻ HTML có thuộc tính title và giá trị của title phải khác value</text:p>
          </table:table-cell>
        </table:table-row>
        <table:table-row table:style-name="Table1.1">
          <table:table-cell table:style-name="Table1.A1" office:value-type="string">
            <text:p text:style-name="P92">7</text:p>
          </table:table-cell>
          <table:table-cell table:style-name="Table1.A1" office:value-type="string">
            <text:p text:style-name="P92">$('[title]')</text:p>
          </table:table-cell>
          <table:table-cell table:style-name="Table1.A1" office:value-type="string">
            <text:p text:style-name="P92">Tìm thẻ HTML chỉ cần có thuộc tính title là được</text:p>
          </table:table-cell>
        </table:table-row>
      </table:table>
      <text:p text:style-name="P79"/>
      <text:p text:style-name="P79"/>
      <text:p text:style-name="P79"/>
      <text:p text:style-name="P80">Content filter </text:p>
      <text:p text:style-name="P80">Lấy element có chứa conten <text:s/>là ... : $(‘selector:contains(‘noi dung’)’)</text:p>
      <text:p text:style-name="P80">Lấy thẻ element rỗng là : $(‘selector’).empty()</text:p>
      <text:p text:style-name="P80">Lấy thẻ selector có chứa element : $(‘selector’).<text:span text:style-name="T111">has(“tag”)</text:span></text:p>
      <text:p text:style-name="P81">Lấy thẻ cha có ít nhất 1 tag con $(‘<text:span text:style-name="T113">the</text:span>’).<text:span text:style-name="T112">parent() <text:s text:c="2"/>trả về thẻ cha của the</text:span></text:p>
      <text:p text:style-name="P81"/>
      <text:p text:style-name="P81"/>
      <text:p text:style-name="P81"/>
      <text:p text:style-name="P82">cẤP BẬT </text:p>
      <text:p text:style-name="P82"/>
      <text:p text:style-name="P82">element cha&gt; element con tham chieu: lấy thẻ html có thẻ cha</text:p>
      <text:p text:style-name="P82"/>
      <text:p text:style-name="P82">elemtn + element tham chieu : lấy thẻ element liền sau của elemnt và chỉ một</text:p>
      <text:p text:style-name="P82">elemtn ~ element tham chieu : lấy thẻ element lđứng sau element\</text:p>
      <text:p text:style-name="P82">element elemetn<text:span text:style-name="T23">thasmchieu</text:span> : <text:span text:style-name="T23">lấy tất cả thẻ elemtn tham chieu bên trong elemtn </text:span></text:p>
      <text:p text:style-name="P82"><text:soft-page-break/></text:p>
      <text:p text:style-name="P82"/>
      <text:p text:style-name="P82"/>
      <text:p text:style-name="P83">Visible </text:p>
      <text:p text:style-name="P83"/>
      <text:p text:style-name="P83">:visible lấy the dg visible</text:p>
      <text:p text:style-name="P83"/>
      <text:p text:style-name="P83">:hidden lấy thẻ dg hedden</text:p>
      <text:p text:style-name="P83"/>
      <text:p text:style-name="P83"/>
      <text:p text:style-name="P83"/>
      <text:p text:style-name="P83"/>
      <text:p text:style-name="P86">Traversing → Filtering</text:p>
      <text:p text:style-name="P83"/>
      <text:p text:style-name="P83"/>
      <text:p text:style-name="P83"/>
      <text:h text:style-name="P94" text:outline-level="1"><text:a xlink:type="simple" xlink:href="http://api.jquery.com/eq/" text:style-name="Internet_20_link" text:visited-style-name="Visited_20_Internet_20_Link"><text:span text:style-name="T25">.eq(</text:span></text:a><text:a xlink:type="simple" xlink:href="http://api.jquery.com/eq/" text:style-name="Internet_20_link" text:visited-style-name="Visited_20_Internet_20_Link"><text:span text:style-name="T26">n</text:span></text:a><text:a xlink:type="simple" xlink:href="http://api.jquery.com/eq/" text:style-name="Internet_20_link" text:visited-style-name="Visited_20_Internet_20_Link">)</text:a><text:span text:style-name="T25"> : </text:span><text:span text:style-name="T26">lấy thẻ o vi trí n </text:span></text:h>
      <text:h text:style-name="P66" text:outline-level="1"><text:a xlink:type="simple" xlink:href="http://api.jquery.com/filter/" text:style-name="Internet_20_link" text:visited-style-name="Visited_20_Internet_20_Link">.filter(</text:a><text:span text:style-name="T24">) </text:span><text:span text:style-name="T26">lọc dự liệu theo điều kiện </text:span></text:h>
      <text:p text:style-name="P4"><text:span text:style-name="Source_20_Text"><text:span text:style-name="T46"/></text:span></text:p>
      <text:p text:style-name="P5"><text:span text:style-name="Source_20_Text"><text:span text:style-name="T50">nhận function, selector,</text:span></text:span></text:p>
      <text:p text:style-name="P4"><text:span text:style-name="Source_20_Text"><text:span text:style-name="T46">$( </text:span></text:span><text:span text:style-name="Source_20_Text"><text:span text:style-name="T65">"div"</text:span></text:span><text:span text:style-name="Source_20_Text"><text:span text:style-name="T46"> )</text:span></text:span></text:p>
      <text:p text:style-name="P17"><text:span text:style-name="Source_20_Text"><text:span text:style-name="T62"><text:s text:c="2"/></text:span></text:span><text:span text:style-name="Source_20_Text"><text:span text:style-name="T58">.css( </text:span></text:span><text:span text:style-name="Source_20_Text"><text:span text:style-name="T68">"background"</text:span></text:span><text:span text:style-name="Source_20_Text"><text:span text:style-name="T58">, </text:span></text:span><text:span text:style-name="Source_20_Text"><text:span text:style-name="T68">"#c8ebcc"</text:span></text:span><text:span text:style-name="Source_20_Text"><text:span text:style-name="T58"> )</text:span></text:span></text:p>
      <text:p text:style-name="P17"><text:span text:style-name="Source_20_Text"><text:span text:style-name="T62"><text:s text:c="2"/></text:span></text:span><text:span text:style-name="Source_20_Text"><text:span text:style-name="T58">.filter( </text:span></text:span><text:span text:style-name="Source_20_Text"><text:span text:style-name="T68">".middle"</text:span></text:span><text:span text:style-name="Source_20_Text"><text:span text:style-name="T58"> )</text:span></text:span></text:p>
      <text:p text:style-name="P17"><text:span text:style-name="Source_20_Text"><text:span text:style-name="T62"><text:s text:c="4"/></text:span></text:span><text:span text:style-name="Source_20_Text"><text:span text:style-name="T58">.css( </text:span></text:span><text:span text:style-name="Source_20_Text"><text:span text:style-name="T68">"border-color"</text:span></text:span><text:span text:style-name="Source_20_Text"><text:span text:style-name="T58">, </text:span></text:span><text:span text:style-name="Source_20_Text"><text:span text:style-name="T68">"red"</text:span></text:span><text:span text:style-name="Source_20_Text"><text:span text:style-name="T58"> );</text:span></text:span></text:p>
      <text:p text:style-name="P57"/>
      <text:h text:style-name="P66" text:outline-level="1"><text:a xlink:type="simple" xlink:href="http://api.jquery.com/first/" text:style-name="Internet_20_link" text:visited-style-name="Visited_20_Internet_20_Link">.first()</text:a><text:span text:style-name="T24"> </text:span><text:span text:style-name="T26">phần tử đầu tiên </text:span></text:h>
      <text:h text:style-name="P66" text:outline-level="1"><text:a xlink:type="simple" xlink:href="http://api.jquery.com/has/" text:style-name="Internet_20_link" text:visited-style-name="Visited_20_Internet_20_Link">.has(" ")</text:a><text:span text:style-name="T24"> </text:span><text:span text:style-name="T26">có phần tử tag nào ko </text:span></text:h>
      <text:h text:style-name="P66" text:outline-level="1"><text:a xlink:type="simple" xlink:href="http://api.jquery.com/is/" text:style-name="Internet_20_link" text:visited-style-name="Visited_20_Internet_20_Link">.is()</text:a><text:span text:style-name="T24"> </text:span><text:span text:style-name="T26">check đầu vào <text:line-break/></text:span><text:span text:style-name="T70">$('.test')</text:span><text:span text:style-name="T74">.is(':first-child')</text:span><text:span text:style-name="T70">;</text:span></text:h>
      <text:p text:style-name="P6"><text:span text:style-name="T37">$('.test')</text:span><text:span text:style-name="T94">.is('p')</text:span><text:span text:style-name="T37">;</text:span></text:p>
      <text:p text:style-name="P57"/>
      <text:h text:style-name="P66" text:outline-level="1"><text:soft-page-break/><text:a xlink:type="simple" xlink:href="http://api.jquery.com/last/" text:style-name="Internet_20_link" text:visited-style-name="Visited_20_Internet_20_Link">.last()</text:a><text:span text:style-name="T24"> </text:span><text:span text:style-name="T26">như first , mà ở cuối </text:span></text:h>
      <text:p text:style-name="P41"><text:span text:style-name="T99">$ </text:span><text:span text:style-name="T100">biểu thị điều gì “? <text:line-break/></text:span><text:span text:style-name="Source_20_Text"><text:span text:style-name="T81">&lt;!doctype html&gt;</text:span></text:span></text:p>
      <text:p text:style-name="P17"><text:span text:style-name="Source_20_Text"><text:span text:style-name="T82">&lt;html </text:span></text:span><text:span text:style-name="Source_20_Text"><text:span text:style-name="T85">lang</text:span></text:span><text:span text:style-name="Source_20_Text"><text:span text:style-name="T82">=</text:span></text:span><text:span text:style-name="Source_20_Text"><text:span text:style-name="T68">"en"</text:span></text:span><text:span text:style-name="Source_20_Text"><text:span text:style-name="T82">&gt;</text:span></text:span></text:p>
      <text:p text:style-name="P17"><text:span text:style-name="Source_20_Text"><text:span text:style-name="T82">&lt;head&gt;</text:span></text:span></text:p>
      <text:p text:style-name="P17"><text:span text:style-name="Source_20_Text"><text:span text:style-name="T62"><text:s text:c="2"/></text:span></text:span><text:span text:style-name="Source_20_Text"><text:span text:style-name="T82">&lt;meta </text:span></text:span><text:span text:style-name="Source_20_Text"><text:span text:style-name="T85">charset</text:span></text:span><text:span text:style-name="Source_20_Text"><text:span text:style-name="T82">=</text:span></text:span><text:span text:style-name="Source_20_Text"><text:span text:style-name="T68">"utf-8"</text:span></text:span><text:span text:style-name="Source_20_Text"><text:span text:style-name="T82">&gt;</text:span></text:span></text:p>
      <text:p text:style-name="P17"><text:span text:style-name="Source_20_Text"><text:span text:style-name="T62"><text:s text:c="2"/></text:span></text:span><text:span text:style-name="Source_20_Text"><text:span text:style-name="T82">&lt;title&gt;</text:span></text:span><text:span text:style-name="Source_20_Text"><text:span text:style-name="T58">jQuery.map demo</text:span></text:span><text:span text:style-name="Source_20_Text"><text:span text:style-name="T82">&lt;/title&gt;</text:span></text:span></text:p>
      <text:p text:style-name="P17"><text:span text:style-name="Source_20_Text"><text:span text:style-name="T62"><text:s text:c="2"/></text:span></text:span><text:span text:style-name="Source_20_Text"><text:span text:style-name="T82">&lt;style&gt;</text:span></text:span></text:p>
      <text:p text:style-name="P17"><text:span text:style-name="Source_20_Text"><text:span text:style-name="T62"><text:s text:c="2"/></text:span></text:span><text:span text:style-name="Source_20_Text"><text:span text:style-name="T82">div</text:span></text:span><text:span text:style-name="Source_20_Text"><text:span text:style-name="T58"> {</text:span></text:span></text:p>
      <text:p text:style-name="P17"><text:span text:style-name="Source_20_Text"><text:span text:style-name="T62"><text:s text:c="4"/></text:span></text:span><text:span text:style-name="Source_20_Text"><text:span text:style-name="T85">color</text:span></text:span><text:span text:style-name="Source_20_Text"><text:span text:style-name="T58">: blue;</text:span></text:span></text:p>
      <text:p text:style-name="P17"><text:span text:style-name="Source_20_Text"><text:span text:style-name="T62"><text:s text:c="2"/></text:span></text:span><text:span text:style-name="Source_20_Text"><text:span text:style-name="T58">}</text:span></text:span></text:p>
      <text:p text:style-name="P17"><text:span text:style-name="Source_20_Text"><text:span text:style-name="T62"><text:s text:c="2"/></text:span></text:span><text:span text:style-name="Source_20_Text"><text:span text:style-name="T82">p</text:span></text:span><text:span text:style-name="Source_20_Text"><text:span text:style-name="T58"> {</text:span></text:span></text:p>
      <text:p text:style-name="P17"><text:span text:style-name="Source_20_Text"><text:span text:style-name="T62"><text:s text:c="4"/></text:span></text:span><text:span text:style-name="Source_20_Text"><text:span text:style-name="T85">color</text:span></text:span><text:span text:style-name="Source_20_Text"><text:span text:style-name="T58">: green;</text:span></text:span></text:p>
      <text:p text:style-name="P17"><text:span text:style-name="Source_20_Text"><text:span text:style-name="T62"><text:s text:c="4"/></text:span></text:span><text:span text:style-name="Source_20_Text"><text:span text:style-name="T85">margin</text:span></text:span><text:span text:style-name="Source_20_Text"><text:span text:style-name="T58">: </text:span></text:span><text:span text:style-name="Source_20_Text"><text:span text:style-name="T86">0</text:span></text:span><text:span text:style-name="Source_20_Text"><text:span text:style-name="T58">;</text:span></text:span></text:p>
      <text:p text:style-name="P17"><text:span text:style-name="Source_20_Text"><text:span text:style-name="T62"><text:s text:c="2"/></text:span></text:span><text:span text:style-name="Source_20_Text"><text:span text:style-name="T58">}</text:span></text:span></text:p>
      <text:p text:style-name="P17"><text:span text:style-name="Source_20_Text"><text:span text:style-name="T62"><text:s text:c="2"/></text:span></text:span><text:span text:style-name="Source_20_Text"><text:span text:style-name="T82">span</text:span></text:span><text:span text:style-name="Source_20_Text"><text:span text:style-name="T58"> {</text:span></text:span></text:p>
      <text:p text:style-name="P17"><text:span text:style-name="Source_20_Text"><text:span text:style-name="T62"><text:s text:c="4"/></text:span></text:span><text:span text:style-name="Source_20_Text"><text:span text:style-name="T85">color</text:span></text:span><text:span text:style-name="Source_20_Text"><text:span text:style-name="T58">: red;</text:span></text:span></text:p>
      <text:p text:style-name="P17"><text:span text:style-name="Source_20_Text"><text:span text:style-name="T62"><text:s text:c="2"/></text:span></text:span><text:span text:style-name="Source_20_Text"><text:span text:style-name="T58">}</text:span></text:span></text:p>
      <text:p text:style-name="P17"><text:span text:style-name="Source_20_Text"><text:span text:style-name="T62"><text:s text:c="2"/></text:span></text:span><text:span text:style-name="Source_20_Text"><text:span text:style-name="T82">&lt;/style&gt;</text:span></text:span></text:p>
      <text:p text:style-name="P17"><text:span text:style-name="Source_20_Text"><text:span text:style-name="T62"><text:s text:c="2"/></text:span></text:span><text:span text:style-name="Source_20_Text"><text:span text:style-name="T82">&lt;script </text:span></text:span><text:span text:style-name="Source_20_Text"><text:span text:style-name="T85">src</text:span></text:span><text:span text:style-name="Source_20_Text"><text:span text:style-name="T82">=</text:span></text:span><text:span text:style-name="Source_20_Text"><text:span text:style-name="T68">"https://code.jquery.com/jquery-1.10.2.js"</text:span></text:span><text:span text:style-name="Source_20_Text"><text:span text:style-name="T82">&gt;&lt;/script&gt;</text:span></text:span></text:p>
      <text:p text:style-name="P17"><text:span text:style-name="Source_20_Text"><text:span text:style-name="T82">&lt;/head&gt;</text:span></text:span></text:p>
      <text:p text:style-name="P17"><text:span text:style-name="Source_20_Text"><text:span text:style-name="T82">&lt;body&gt;</text:span></text:span></text:p>
      <text:p text:style-name="P17"><text:span text:style-name="Source_20_Text"><text:span text:style-name="T62"><text:s/></text:span></text:span></text:p>
      <text:p text:style-name="P17"><text:span text:style-name="Source_20_Text"><text:span text:style-name="T82">&lt;div&gt;&lt;/div&gt;</text:span></text:span></text:p>
      <text:p text:style-name="P17"><text:span text:style-name="Source_20_Text"><text:span text:style-name="T82">&lt;p&gt;&lt;/p&gt;</text:span></text:span></text:p>
      <text:p text:style-name="P17"><text:span text:style-name="Source_20_Text"><text:span text:style-name="T82">&lt;span&gt;&lt;/span&gt;</text:span></text:span></text:p>
      <text:p text:style-name="P17"><text:span text:style-name="Source_20_Text"><text:span text:style-name="T62"><text:s/></text:span></text:span></text:p>
      <text:p text:style-name="P17"><text:span text:style-name="Source_20_Text"><text:span text:style-name="T82">&lt;script&gt;</text:span></text:span></text:p>
      <text:p text:style-name="P17"><text:span text:style-name="Source_20_Text"><text:span text:style-name="T59">var</text:span></text:span><text:span text:style-name="Source_20_Text"><text:span text:style-name="T58"> arr = [ </text:span></text:span><text:span text:style-name="Source_20_Text"><text:span text:style-name="T68">"a"</text:span></text:span><text:span text:style-name="Source_20_Text"><text:span text:style-name="T58">, </text:span></text:span><text:span text:style-name="Source_20_Text"><text:span text:style-name="T68">"b"</text:span></text:span><text:span text:style-name="Source_20_Text"><text:span text:style-name="T58">, </text:span></text:span><text:span text:style-name="Source_20_Text"><text:span text:style-name="T68">"c"</text:span></text:span><text:span text:style-name="Source_20_Text"><text:span text:style-name="T58">, </text:span></text:span><text:span text:style-name="Source_20_Text"><text:span text:style-name="T68">"d"</text:span></text:span><text:span text:style-name="Source_20_Text"><text:span text:style-name="T58">, </text:span></text:span><text:span text:style-name="Source_20_Text"><text:span text:style-name="T68">"e"</text:span></text:span><text:span text:style-name="Source_20_Text"><text:span text:style-name="T58"> ];</text:span></text:span></text:p>
      <text:p text:style-name="P17"><text:span text:style-name="Source_20_Text"><text:span text:style-name="T58">$( </text:span></text:span><text:span text:style-name="Source_20_Text"><text:span text:style-name="T68">"div"</text:span></text:span><text:span text:style-name="Source_20_Text"><text:span text:style-name="T58"> ).text( arr.join( </text:span></text:span><text:span text:style-name="Source_20_Text"><text:span text:style-name="T68">", "</text:span></text:span><text:span text:style-name="Source_20_Text"><text:span text:style-name="T58"> ) );</text:span></text:span></text:p>
      <text:p text:style-name="P17"><text:span text:style-name="Source_20_Text"><text:span text:style-name="T62"><text:s/></text:span></text:span></text:p>
      <text:p text:style-name="P17"><text:span text:style-name="Source_20_Text"><text:span text:style-name="T58">arr = jQuery.map( arr, </text:span></text:span><text:span text:style-name="Source_20_Text"><text:span text:style-name="T59">function</text:span></text:span><text:span text:style-name="Source_20_Text"><text:span text:style-name="T58">( n, i ) {</text:span></text:span></text:p>
      <text:p text:style-name="P17"><text:span text:style-name="Source_20_Text"><text:span text:style-name="T62"><text:s text:c="2"/></text:span></text:span><text:span text:style-name="Source_20_Text"><text:span text:style-name="T59">return</text:span></text:span><text:span text:style-name="Source_20_Text"><text:span text:style-name="T58"> ( n.toUpperCase() + i );</text:span></text:span></text:p>
      <text:p text:style-name="P17"><text:span text:style-name="Source_20_Text"><text:span text:style-name="T58">});</text:span></text:span></text:p>
      <text:p text:style-name="P17"><text:span text:style-name="Source_20_Text"><text:span text:style-name="T58">$( </text:span></text:span><text:span text:style-name="Source_20_Text"><text:span text:style-name="T68">"p"</text:span></text:span><text:span text:style-name="Source_20_Text"><text:span text:style-name="T58"> ).text( arr.join( </text:span></text:span><text:span text:style-name="Source_20_Text"><text:span text:style-name="T68">", "</text:span></text:span><text:span text:style-name="Source_20_Text"><text:span text:style-name="T58"> ) );</text:span></text:span></text:p>
      <text:p text:style-name="P17"><text:span text:style-name="Source_20_Text"><text:span text:style-name="T62"><text:s/></text:span></text:span></text:p>
      <text:p text:style-name="P17"><text:span text:style-name="Source_20_Text"><text:span text:style-name="T58">arr = jQuery.map( arr, </text:span></text:span><text:span text:style-name="Source_20_Text"><text:span text:style-name="T59">function</text:span></text:span><text:span text:style-name="Source_20_Text"><text:span text:style-name="T58">( a ) {</text:span></text:span></text:p>
      <text:p text:style-name="P17"><text:span text:style-name="Source_20_Text"><text:span text:style-name="T62"><text:s text:c="2"/></text:span></text:span><text:span text:style-name="Source_20_Text"><text:span text:style-name="T59">return</text:span></text:span><text:span text:style-name="Source_20_Text"><text:span text:style-name="T58"> a + a;</text:span></text:span></text:p>
      <text:p text:style-name="P17"><text:span text:style-name="Source_20_Text"><text:span text:style-name="T58">});</text:span></text:span></text:p>
      <text:p text:style-name="P17"><text:span text:style-name="Source_20_Text"><text:span text:style-name="T58">$( </text:span></text:span><text:span text:style-name="Source_20_Text"><text:span text:style-name="T68">"span"</text:span></text:span><text:span text:style-name="Source_20_Text"><text:span text:style-name="T58"> ).text( arr.join( </text:span></text:span><text:span text:style-name="Source_20_Text"><text:span text:style-name="T68">", "</text:span></text:span><text:span text:style-name="Source_20_Text"><text:span text:style-name="T58"> ) );</text:span></text:span></text:p>
      <text:p text:style-name="P17"><text:span text:style-name="Source_20_Text"><text:span text:style-name="T82">&lt;/script&gt;</text:span></text:span></text:p>
      <text:p text:style-name="P17"><text:span text:style-name="Source_20_Text"><text:span text:style-name="T62"><text:s/></text:span></text:span></text:p>
      <text:p text:style-name="P17"><text:span text:style-name="Source_20_Text"><text:span text:style-name="T82">&lt;/body&gt;</text:span></text:span></text:p>
      <text:p text:style-name="P17"><text:span text:style-name="Source_20_Text"><text:span text:style-name="T82">&lt;/html&gt;</text:span></text:span></text:p>
      <text:p text:style-name="P61"/>
      <text:h text:style-name="P66" text:outline-level="1"><text:soft-page-break/><text:span text:style-name="T24">index</text:span><text:a xlink:type="simple" xlink:href="http://api.jquery.com/map/" text:style-name="Internet_20_link" text:visited-style-name="Visited_20_Internet_20_Link">.map(</text:a><text:a xlink:type="simple" xlink:href="http://api.jquery.com/map/" text:style-name="Internet_20_link" text:visited-style-name="Visited_20_Internet_20_Link"><text:span text:style-name="T34">function(){n,}</text:span></text:a><text:a xlink:type="simple" xlink:href="http://api.jquery.com/map/" text:style-name="Internet_20_link" text:visited-style-name="Visited_20_Internet_20_Link"><text:span text:style-name="T24">)</text:span></text:a></text:h>
      <text:p text:style-name="P43">Lọc giá trị truyền vào theo 1 rule </text:p>
      <text:p text:style-name="Text_20_body"><text:span text:style-name="T39">Also in: </text:span><text:a xlink:type="simple" xlink:href="http://api.jquery.com/category/traversing/" text:style-name="Internet_20_link" text:visited-style-name="Visited_20_Internet_20_Link"><text:span text:style-name="T41">Traversing</text:span></text:a><text:span text:style-name="T40"> &gt; </text:span><text:a xlink:type="simple" xlink:href="http://api.jquery.com/category/traversing/miscellaneous-traversal/" text:style-name="Internet_20_link" text:visited-style-name="Visited_20_Internet_20_Link"><text:span text:style-name="T41">Miscellaneous Traversing</text:span></text:a></text:p>
      <text:h text:style-name="P66" text:outline-level="1"><text:a xlink:type="simple" xlink:href="http://api.jquery.com/not/" text:style-name="Internet_20_link" text:visited-style-name="Visited_20_Internet_20_Link"><text:span text:style-name="T24">.not()</text:span></text:a></text:h>
      <text:p text:style-name="P43">not theo điều kiện gì đó và bỏ ra ko làm </text:p>
      <text:p text:style-name="P43">$( "li" ).not( document.getElementById( "notli" ) )</text:p>
      <text:p text:style-name="P43"><text:s text:c="2"/>.css( "background-color", "red" );</text:p>
      <text:h text:style-name="P66" text:outline-level="1"><text:a xlink:type="simple" xlink:href="http://api.jquery.com/slice/" text:style-name="Internet_20_link" text:visited-style-name="Visited_20_Internet_20_Link"><text:span text:style-name="T24">.slice()</text:span></text:a></text:h>
      <text:p text:style-name="P44">Chọn vị trí như trong JS </text:p>
      <text:p text:style-name="P44">$( "li" ).slice(2,4).css( "background-color", "red" );</text:p>
      <text:p text:style-name="P44"/>
      <text:p text:style-name="P44">slice 1 tham số , thì sẽ là vị trí bắt đầu </text:p>
      <text:p text:style-name="P44">slice 2 tham số, thì là bắt đầu và kết thúc, ko lấy kết thức </text:p>
      <text:p text:style-name="P83"/>
      <text:p text:style-name="P82"/>
      <text:h text:style-name="P95" text:outline-level="1">DOM Insertion, Around</text:h>
      <text:p text:style-name="P82">.wrap (‘’) <text:span text:style-name="T102">them tag vào làm phần tử cha <text:line-break/>.unwrap() xóa tag cha </text:span></text:p>
      <text:p text:style-name="P84">vd:</text:p>
      <text:p text:style-name="P84">var obj = $('p');</text:p>
      <text:p text:style-name="P84">$("button").click(function(){</text:p>
      <text:p text:style-name="P84"><text:tab/>if(obj.parent().is('div'))</text:p>
      <text:p text:style-name="P84"><text:tab/><text:tab/>obj.unwrap();</text:p>
      <text:p text:style-name="P84"><text:tab/>else</text:p>
      <text:p text:style-name="P84"><text:tab/><text:tab/>obj.wrap('&lt;div&gt; &lt;/div&gt;');</text:p>
      <text:p text:style-name="P84">})</text:p>
      <text:p text:style-name="P84"/>
      <text:h text:style-name="P97" text:outline-level="1"><text:a xlink:type="simple" xlink:href="http://api.jquery.com/wrapAll/" text:style-name="Internet_20_link" text:visited-style-name="Visited_20_Internet_20_Link"><text:span text:style-name="T24">.wrapAll()</text:span></text:a></text:h>
      <text:p text:style-name="P40"><text:s/><text:span text:style-name="T102">thêm HTML làm thẻ cha của 1 nhóm tag </text:span></text:p>
      <text:p text:style-name="P45">vd </text:p>
      <text:p text:style-name="P13"><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82">&lt;/div&gt;</text:span></text:span></text:p>
      <text:p text:style-name="P45"/>
      <text:p text:style-name="P45"/>
      <text:p text:style-name="P45"/>
      <text:p text:style-name="P13"><text:span text:style-name="Source_20_Text"><text:span text:style-name="T60">$( </text:span></text:span><text:span text:style-name="Source_20_Text"><text:span text:style-name="T69">".inner"</text:span></text:span><text:span text:style-name="Source_20_Text"><text:span text:style-name="T60"> ).wrapAll( </text:span></text:span><text:span text:style-name="Source_20_Text"><text:span text:style-name="T69">"&lt;div class='new' /&gt;"</text:span></text:span><text:span text:style-name="Source_20_Text"><text:span text:style-name="T60">);</text:span></text:span></text:p>
      <text:p text:style-name="P45"/>
      <text:p text:style-name="P46"><text:soft-page-break/>kết quả </text:p>
      <text:p text:style-name="P13"><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new"</text:span></text:span><text:span text:style-name="Source_20_Text"><text:span text:style-name="T82">&gt;</text:span></text:span></text:p>
      <text:p text:style-name="P17"><text:span text:style-name="Source_20_Text"><text:span text:style-name="T62"><text:s text:c="4"/></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4"/></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gt;</text:span></text:span></text:p>
      <text:p text:style-name="P17"><text:span text:style-name="Source_20_Text"><text:span text:style-name="T82">&lt;/div&gt;</text:span></text:span></text:p>
      <text:p text:style-name="P45"/>
      <text:p text:style-name="P45"/>
      <text:h text:style-name="P66" text:outline-level="1"><text:a xlink:type="simple" xlink:href="http://api.jquery.com/wrapInner/" text:style-name="Internet_20_link" text:visited-style-name="Visited_20_Internet_20_Link"><text:span text:style-name="T24">.wrapInner()</text:span></text:a></text:h>
      <text:p text:style-name="P84"/>
      <text:p text:style-name="P85">Thêm cáu trúc HTML vào sau từng tag của 1 nhóm tag </text:p>
      <text:p text:style-name="P1"><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82">&lt;/div&gt;</text:span></text:span></text:p>
      <text:p text:style-name="P85"/>
      <text:p text:style-name="P1"><text:span text:style-name="Source_20_Text"><text:span text:style-name="T60">$( </text:span></text:span><text:span text:style-name="Source_20_Text"><text:span text:style-name="T69">".inner"</text:span></text:span><text:span text:style-name="Source_20_Text"><text:span text:style-name="T60"> ).wrapInner( </text:span></text:span><text:span text:style-name="Source_20_Text"><text:span text:style-name="T69">"&lt;div class='new'&gt;&lt;/div&gt;"</text:span></text:span><text:span text:style-name="Source_20_Text"><text:span text:style-name="T60">);</text:span></text:span></text:p>
      <text:p text:style-name="P85">kết quả </text:p>
      <text:p text:style-name="P1"><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p>
      <text:p text:style-name="P17"><text:span text:style-name="Source_20_Text"><text:span text:style-name="T62"><text:s text:c="4"/></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new"</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p>
      <text:p text:style-name="P17"><text:span text:style-name="Source_20_Text"><text:span text:style-name="T62"><text:s text:c="4"/></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new"</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gt;</text:span></text:span></text:p>
      <text:p text:style-name="P17"><text:span text:style-name="Source_20_Text"><text:span text:style-name="T82">&lt;/div&gt;</text:span></text:span></text:p>
      <text:p text:style-name="P85"/>
      <text:p text:style-name="P85"/>
      <text:p text:style-name="P85"/>
      <text:h text:style-name="P96" text:outline-level="1">DOM Insertion, Inside</text:h>
      <text:p text:style-name="P85"/>
      <text:p text:style-name="P85"/>
      <text:h text:style-name="P98" text:outline-level="1"><text:a xlink:type="simple" xlink:href="http://api.jquery.com/append/" text:style-name="Internet_20_link" text:visited-style-name="Visited_20_Internet_20_Link">.append()</text:a><text:span text:style-name="T27"> </text:span><text:span text:style-name="T28">thêm content vào cuối text của 1 tag <text:line-break/> vd </text:span><text:span text:style-name="Source_20_Text"><text:span text:style-name="T83">&lt;h2&gt;</text:span></text:span><text:span text:style-name="Source_20_Text"><text:span text:style-name="T48">Greetings</text:span></text:span><text:span text:style-name="Source_20_Text"><text:span text:style-name="T83">&lt;/h2&gt;</text:span></text:span></text:h>
      <text:p text:style-name="P17"><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82">&lt;/div&gt;</text:span></text:span></text:p>
      <text:p text:style-name="P89"/>
      <text:p text:style-name="P89"><text:soft-page-break/></text:p>
      <table:table table:name="Table2" table:style-name="Table2">
        <table:table-column table:style-name="Table2.A"/>
        <table:table-row table:style-name="Table2.1">
          <table:table-cell table:style-name="Table2.A1" office:value-type="string">
            <text:p text:style-name="P16"><text:span text:style-name="Source_20_Text"><text:span text:style-name="T60">$( </text:span></text:span><text:span text:style-name="Source_20_Text"><text:span text:style-name="T69">".inner"</text:span></text:span><text:span text:style-name="Source_20_Text"><text:span text:style-name="T60"> ).append( </text:span></text:span><text:span text:style-name="Source_20_Text"><text:span text:style-name="T69">"&lt;p&gt;Test&lt;/p&gt;"</text:span></text:span><text:span text:style-name="Source_20_Text"><text:span text:style-name="T60"> );</text:span></text:span></text:p>
          </table:table-cell>
        </table:table-row>
      </table:table>
      <text:p text:style-name="P88"><text:line-break/></text:p>
      <text:p text:style-name="P2"><text:span text:style-name="Source_20_Text"><text:span text:style-name="T83">&lt;h2&gt;</text:span></text:span><text:span text:style-name="Source_20_Text"><text:span text:style-name="T48">Greetings</text:span></text:span><text:span text:style-name="Source_20_Text"><text:span text:style-name="T83">&lt;/h2&gt;</text:span></text:span></text:p>
      <text:p text:style-name="P17"><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p>
      <text:p text:style-name="P17"><text:span text:style-name="Source_20_Text"><text:span text:style-name="T62"><text:s text:c="4"/></text:span></text:span><text:span text:style-name="Source_20_Text"><text:span text:style-name="T58">Hello</text:span></text:span></text:p>
      <text:p text:style-name="P17"><text:span text:style-name="Source_20_Text"><text:span text:style-name="T62"><text:s text:c="4"/></text:span></text:span><text:span text:style-name="Source_20_Text"><text:span text:style-name="T88">&lt;p&gt;Test&lt;/p&gt;</text:span></text:span></text:p>
      <text:p text:style-name="P17"><text:span text:style-name="Source_20_Text"><text:span text:style-name="T62"><text:s text:c="2"/></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p>
      <text:p text:style-name="P17"><text:span text:style-name="Source_20_Text"><text:span text:style-name="T62"><text:s text:c="4"/></text:span></text:span><text:span text:style-name="Source_20_Text"><text:span text:style-name="T58">Goodbye</text:span></text:span></text:p>
      <text:p text:style-name="P17"><text:span text:style-name="Source_20_Text"><text:span text:style-name="T62"><text:s text:c="2"/></text:span></text:span><text:span text:style-name="Source_20_Text"><text:span text:style-name="T87"><text:s text:c="2"/></text:span></text:span><text:span text:style-name="Source_20_Text"><text:span text:style-name="T88">&lt;p&gt;Test&lt;/p&gt;</text:span></text:span></text:p>
      <text:p text:style-name="P17"><text:span text:style-name="Source_20_Text"><text:span text:style-name="T62"><text:s text:c="2"/></text:span></text:span><text:span text:style-name="Source_20_Text"><text:span text:style-name="T82">&lt;/div&gt;</text:span></text:span></text:p>
      <text:p text:style-name="P17"><text:span text:style-name="Source_20_Text"><text:span text:style-name="T82">&lt;/div&gt;</text:span></text:span></text:p>
      <text:p text:style-name="P89"/>
      <text:p text:style-name="P89"/>
      <text:h text:style-name="P66" text:outline-level="1"><text:a xlink:type="simple" xlink:href="http://api.jquery.com/appendTo/" text:style-name="Internet_20_link" text:visited-style-name="Visited_20_Internet_20_Link">.appendTo(</text:a><text:span text:style-name="T24">)</text:span></text:h>
      <text:p text:style-name="P58">Ngược với append(), appendTo() nhập giá trị thêm vào và thêm vào tag sau To </text:p>
      <text:p text:style-name="P58">vd </text:p>
      <text:p text:style-name="P14"><text:span text:style-name="Source_20_Text"><text:span text:style-name="T84">&lt;h2&gt;</text:span></text:span><text:span text:style-name="Source_20_Text"><text:span text:style-name="T49">Greetings</text:span></text:span><text:span text:style-name="Source_20_Text"><text:span text:style-name="T84">&lt;/h2&gt;</text:span></text:span></text:p>
      <text:p text:style-name="P17"><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82">&lt;/div&gt;</text:span></text:span></text:p>
      <text:p text:style-name="P47"><text:span text:style-name="T45">$( </text:span><text:span text:style-name="T64">"&lt;p&gt;Test&lt;/p&gt;"</text:span><text:span text:style-name="T51"> </text:span><text:span text:style-name="T45">).appendTo( </text:span><text:span text:style-name="T64">".inner"</text:span><text:span text:style-name="T51"> </text:span><text:span text:style-name="T45">);</text:span></text:p>
      <text:p text:style-name="P14"><text:span text:style-name="Source_20_Text"><text:span text:style-name="T84">&lt;h2&gt;</text:span></text:span><text:span text:style-name="Source_20_Text"><text:span text:style-name="T49">Greetings</text:span></text:span><text:span text:style-name="Source_20_Text"><text:span text:style-name="T84">&lt;/h2&gt;</text:span></text:span></text:p>
      <text:p text:style-name="P17"><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p>
      <text:p text:style-name="P17"><text:span text:style-name="Source_20_Text"><text:span text:style-name="T62"><text:s text:c="4"/></text:span></text:span><text:span text:style-name="Source_20_Text"><text:span text:style-name="T58">Hello</text:span></text:span></text:p>
      <text:p text:style-name="P17"><text:span text:style-name="Source_20_Text"><text:span text:style-name="T62"><text:s text:c="4"/></text:span></text:span><text:span text:style-name="Source_20_Text"><text:span text:style-name="T82">&lt;p&gt;</text:span></text:span><text:span text:style-name="Source_20_Text"><text:span text:style-name="T58">Test</text:span></text:span><text:span text:style-name="Source_20_Text"><text:span text:style-name="T82">&lt;/p&gt;</text:span></text:span></text:p>
      <text:p text:style-name="P17"><text:span text:style-name="Source_20_Text"><text:span text:style-name="T62"><text:s text:c="2"/></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p>
      <text:p text:style-name="P17"><text:span text:style-name="Source_20_Text"><text:span text:style-name="T62"><text:s text:c="4"/></text:span></text:span><text:span text:style-name="Source_20_Text"><text:span text:style-name="T58">Goodbye</text:span></text:span></text:p>
      <text:p text:style-name="P17"><text:span text:style-name="Source_20_Text"><text:span text:style-name="T62"><text:s text:c="4"/></text:span></text:span><text:span text:style-name="Source_20_Text"><text:span text:style-name="T82">&lt;p&gt;</text:span></text:span><text:span text:style-name="Source_20_Text"><text:span text:style-name="T58">Test</text:span></text:span><text:span text:style-name="Source_20_Text"><text:span text:style-name="T82">&lt;/p&gt;</text:span></text:span></text:p>
      <text:p text:style-name="P17"><text:span text:style-name="Source_20_Text"><text:span text:style-name="T62"><text:s text:c="2"/></text:span></text:span><text:span text:style-name="Source_20_Text"><text:span text:style-name="T82">&lt;/div&gt;</text:span></text:span></text:p>
      <text:p text:style-name="P17"><text:span text:style-name="Source_20_Text"><text:span text:style-name="T82">&lt;/div&gt;</text:span></text:span></text:p>
      <text:p text:style-name="P62"/>
      <text:p text:style-name="P40"><text:soft-page-break/></text:p>
      <text:p text:style-name="P90"/>
      <text:h text:style-name="P66" text:outline-level="1"><text:a xlink:type="simple" xlink:href="http://api.jquery.com/html/" text:style-name="Internet_20_link" text:visited-style-name="Visited_20_Internet_20_Link">.html()</text:a><text:span text:style-name="T24"> : </text:span><text:span text:style-name="T29">lay nội dung của 1 <text:s/>tag và thêm nội dung vào tag </text:span></text:h>
      <text:p text:style-name="P63">Lấy nội dung HTML của thành phần</text:p>
      <text:p text:style-name="P18">$('div')<text:span text:style-name="T93">.html()</text:span>;</text:p>
      <text:p text:style-name="P48"><text:span text:style-name="T29">T</text:span><text:span text:style-name="T24">hêm vào content</text:span></text:p>
      <text:p text:style-name="P4"><text:span text:style-name="T53">$('div')</text:span><text:span text:style-name="Emphasis"><text:span text:style-name="T75">.html('&lt;p&gt;Thành phần được thêm&lt;/p&gt;')</text:span></text:span><text:span text:style-name="T53">;</text:span></text:p>
      <text:p text:style-name="P59"/>
      <text:p text:style-name="P59"/>
      <text:p text:style-name="P59"/>
      <text:h text:style-name="P67" text:outline-level="1"><text:a xlink:type="simple" xlink:href="http://api.jquery.com/prepend/" text:style-name="Internet_20_link" text:visited-style-name="Visited_20_Internet_20_Link"><text:span text:style-name="T24">.prepend()</text:span></text:a><text:span text:style-name="T72"> </text:span><text:span text:style-name="T73">Chèn nội dung vào trong thành phần ở vị trí đầu tiên.</text:span>.</text:h>
      <text:p text:style-name="P9"><text:s/><text:span text:style-name="T103">$('div')</text:span><text:span text:style-name="T95">.prepend('&lt;p&gt;nội dung thêm vào&lt;/p&gt;')</text:span><text:span text:style-name="T103">;</text:span></text:p>
      <text:p text:style-name="P42"/>
      <text:h text:style-name="P66" text:outline-level="1"><text:a xlink:type="simple" xlink:href="http://api.jquery.com/prependTo/" text:style-name="Internet_20_link" text:visited-style-name="Visited_20_Internet_20_Link"><text:span text:style-name="T24">.prependTo()</text:span></text:a></text:h>
      <text:p text:style-name="P49">tương tự như appendTo() <text:s/>là là chèn vào đầu <text:s/>của nội dung <text:line-break/><text:span text:style-name="T47">$( </text:span><text:span text:style-name="T66">"&lt;p&gt;Test&lt;/p&gt;"</text:span><text:span text:style-name="T52"> </text:span><text:span text:style-name="T47">).appendTo( </text:span><text:span text:style-name="T66">".inner"</text:span><text:span text:style-name="T52"> </text:span><text:span text:style-name="T47">);</text:span></text:p>
      <text:h text:style-name="P66" text:outline-level="1"><text:a xlink:type="simple" xlink:href="http://api.jquery.com/text/" text:style-name="Internet_20_link" text:visited-style-name="Visited_20_Internet_20_Link">.text()</text:a><text:span text:style-name="T24"> </text:span><text:span text:style-name="T30">khác html, là html lấy cả tag , còn text chỉ lấy value thôi</text:span></text:h>
      <text:p text:style-name="P50">Lấy hoặc sửa nội dung của tag </text:p>
      <text:p text:style-name="P85">var str = $( "p:first" ).text();</text:p>
      <text:p text:style-name="P85">$( "p:last" ).html( str );</text:p>
      <text:p text:style-name="P85"/>
      <text:p text:style-name="P85"/>
      <text:h text:style-name="P96" text:outline-level="1">DOM Insertion, Outside</text:h>
      <text:h text:style-name="P98" text:outline-level="1"><text:a xlink:type="simple" xlink:href="http://api.jquery.com/after/" text:style-name="Internet_20_link" text:visited-style-name="Visited_20_Internet_20_Link">.after()</text:a><text:span text:style-name="T27"> </text:span><text:span text:style-name="T31">thêm conten vào sau </text:span></text:h>
      <text:p text:style-name="P2"><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h2&gt;</text:span></text:span><text:span text:style-name="Source_20_Text"><text:span text:style-name="T58">Greetings</text:span></text:span><text:span text:style-name="Source_20_Text"><text:span text:style-name="T82">&lt;/h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oft-page-break/><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82">&lt;/div&gt;</text:span></text:span></text:p>
      <text:p text:style-name="P87"/>
      <text:p text:style-name="P87"/>
      <text:p text:style-name="P87"><text:span text:style-name="T57">$( </text:span><text:span text:style-name="T67">".inner"</text:span><text:span text:style-name="T61"> </text:span><text:span text:style-name="T57">).after( </text:span><text:span text:style-name="T67">"&lt;p&gt;Test&lt;/p&gt;"</text:span><text:span text:style-name="T61"> </text:span><text:span text:style-name="T57">);</text:span></text:p>
      <text:p text:style-name="P91"/>
      <text:p text:style-name="P2"><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h2&gt;</text:span></text:span><text:span text:style-name="Source_20_Text"><text:span text:style-name="T58">Greetings</text:span></text:span><text:span text:style-name="Source_20_Text"><text:span text:style-name="T82">&lt;/h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p&gt;</text:span></text:span><text:span text:style-name="Source_20_Text"><text:span text:style-name="T58">Test</text:span></text:span><text:span text:style-name="Source_20_Text"><text:span text:style-name="T82">&lt;/p&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p&gt;</text:span></text:span><text:span text:style-name="Source_20_Text"><text:span text:style-name="T58">Test</text:span></text:span><text:span text:style-name="Source_20_Text"><text:span text:style-name="T82">&lt;/p&gt;</text:span></text:span></text:p>
      <text:p text:style-name="P17"><text:span text:style-name="Source_20_Text"><text:span text:style-name="T82">&lt;/div&gt;</text:span></text:span></text:p>
      <text:p text:style-name="P91"/>
      <text:h text:style-name="P66" text:outline-level="1"><text:a xlink:type="simple" xlink:href="http://api.jquery.com/before/" text:style-name="Internet_20_link" text:visited-style-name="Visited_20_Internet_20_Link"><text:span text:style-name="T24">.before()</text:span></text:a></text:h>
      <text:p text:style-name="P40"/>
      <text:p text:style-name="P40"/>
      <text:p text:style-name="P51">tương tự after mà trên đầu </text:p>
      <text:h text:style-name="P66" text:outline-level="1"><text:a xlink:type="simple" xlink:href="http://api.jquery.com/insertAfter/" text:style-name="Internet_20_link" text:visited-style-name="Visited_20_Internet_20_Link"><text:span text:style-name="T24">.insertAfter()</text:span></text:a></text:h>
      <text:p text:style-name="P40"/>
      <text:p text:style-name="P51">thêm vào sau, nhưng cú pháp khác </text:p>
      <text:p text:style-name="P15"><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h2&gt;</text:span></text:span><text:span text:style-name="Source_20_Text"><text:span text:style-name="T58">Greetings</text:span></text:span><text:span text:style-name="Source_20_Text"><text:span text:style-name="T82">&lt;/h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82">&lt;/div&gt;</text:span></text:span></text:p>
      <text:p text:style-name="P51"><text:span text:style-name="T57">$( </text:span><text:span text:style-name="T67">"&lt;p&gt;Test&lt;/p&gt;"</text:span><text:span text:style-name="T61"> </text:span><text:span text:style-name="T57">).insertAfter( </text:span><text:span text:style-name="T67">".inner"</text:span><text:span text:style-name="T61"> </text:span><text:span text:style-name="T57">);</text:span></text:p>
      <text:p text:style-name="P65"/>
      <text:p text:style-name="P15"><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h2&gt;</text:span></text:span><text:span text:style-name="Source_20_Text"><text:span text:style-name="T58">Greetings</text:span></text:span><text:span text:style-name="Source_20_Text"><text:span text:style-name="T82">&lt;/h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p&gt;</text:span></text:span><text:span text:style-name="Source_20_Text"><text:span text:style-name="T58">Test</text:span></text:span><text:span text:style-name="Source_20_Text"><text:span text:style-name="T82">&lt;/p&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p&gt;</text:span></text:span><text:span text:style-name="Source_20_Text"><text:span text:style-name="T58">Test</text:span></text:span><text:span text:style-name="Source_20_Text"><text:span text:style-name="T82">&lt;/p&gt;</text:span></text:span></text:p>
      <text:p text:style-name="P17"><text:span text:style-name="Source_20_Text"><text:span text:style-name="T82">&lt;/div&gt;</text:span></text:span></text:p>
      <text:p text:style-name="P65"/>
      <text:p text:style-name="P40"/>
      <text:p text:style-name="P40"/>
      <text:h text:style-name="P66" text:outline-level="1"><text:a xlink:type="simple" xlink:href="http://api.jquery.com/insertBefore/" text:style-name="Internet_20_link" text:visited-style-name="Visited_20_Internet_20_Link"><text:span text:style-name="T24">.insertBefore()</text:span></text:a></text:h>
      <text:p text:style-name="P51">tương tự như .insertAfter nhưng đằng trước</text:p>
      <text:p text:style-name="P51"/>
      <text:p text:style-name="P51"><text:soft-page-break/></text:p>
      <text:h text:style-name="P68" text:outline-level="1">DOM Removal</text:h>
      <text:p text:style-name="P51"/>
      <text:h text:style-name="P70" text:outline-level="1"><text:a xlink:type="simple" xlink:href="http://api.jquery.com/detach/" text:style-name="Internet_20_link" text:visited-style-name="Visited_20_Internet_20_Link">.detach()</text:a><text:span text:style-name="T24"> <text:s/>&lt;&gt; </text:span><text:span text:style-name="T32">REMOVE ????</text:span></text:h>
      <text:p text:style-name="P52">XÓA PHẦN TỬ </text:p>
      <text:h text:style-name="P66" text:outline-level="1"><text:a xlink:type="simple" xlink:href="http://api.jquery.com/empty/" text:style-name="Internet_20_link" text:visited-style-name="Visited_20_Internet_20_Link"><text:span text:style-name="T24">.empty()</text:span></text:a></text:h>
      <text:p text:style-name="P53">Loại bỏ các <text:span text:style-name="T104">text bên trong </text:span></text:p>
      <text:p text:style-name="P53"><text:s/>$('.tagEmpty').empty();</text:p>
      <text:p text:style-name="P53"/>
      <text:h text:style-name="P66" text:outline-level="1"><text:a xlink:type="simple" xlink:href="http://api.jquery.com/remove/" text:style-name="Internet_20_link" text:visited-style-name="Visited_20_Internet_20_Link"><text:span text:style-name="T24">.remove()</text:span></text:a></text:h>
      <text:p text:style-name="P40"><text:span text:style-name="T41"><text:s/></text:span><text:span text:style-name="T42">xóa phần tử </text:span></text:p>
      <text:h text:style-name="P66" text:outline-level="1"><text:a xlink:type="simple" xlink:href="http://api.jquery.com/unwrap/" text:style-name="Internet_20_link" text:visited-style-name="Visited_20_Internet_20_Link"><text:span text:style-name="T24">.unwrap()</text:span></text:a></text:h>
      <text:p text:style-name="P54">xóa thằng cha của nó </text:p>
      <text:p text:style-name="P54"/>
      <text:p text:style-name="P54"/>
      <text:h text:style-name="P69" text:outline-level="1">DOM Replacement</text:h>
      <text:p text:style-name="P54"/>
      <text:p text:style-name="P54"/>
      <text:h text:style-name="P71" text:outline-level="1"><text:a xlink:type="simple" xlink:href="http://api.jquery.com/replaceAll/" text:style-name="Internet_20_link" text:visited-style-name="Visited_20_Internet_20_Link"><text:span text:style-name="T24">.replaceAll()</text:span></text:a></text:h>
      <text:p text:style-name="P40">.</text:p>
      <text:p text:style-name="P55">Thây thế tất cả theo điều kiện , hiển thị từng cái khác nhau</text:p>
      <text:p text:style-name="P40"/>
      <text:p text:style-name="P40"/>
      <text:p text:style-name="P3"><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 first"</text:span></text:span><text:span text:style-name="Source_20_Text"><text:span text:style-name="T82">&gt;</text:span></text:span><text:span text:style-name="Source_20_Text"><text:span text:style-name="T58">Hello</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 second"</text:span></text:span><text:span text:style-name="Source_20_Text"><text:span text:style-name="T82">&gt;</text:span></text:span><text:span text:style-name="Source_20_Text"><text:span text:style-name="T58">And</text:span></text:span><text:span text:style-name="Source_20_Text"><text:span text:style-name="T82">&lt;/div&gt;</text:span></text:span></text:p>
      <text:p text:style-name="P17"><text:span text:style-name="Source_20_Text"><text:span text:style-name="T62"><text:s text:c="2"/></text:span></text:span><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inner third"</text:span></text:span><text:span text:style-name="Source_20_Text"><text:span text:style-name="T82">&gt;</text:span></text:span><text:span text:style-name="Source_20_Text"><text:span text:style-name="T58">Goodbye</text:span></text:span><text:span text:style-name="Source_20_Text"><text:span text:style-name="T82">&lt;/div&gt;</text:span></text:span></text:p>
      <text:p text:style-name="P17"><text:span text:style-name="Source_20_Text"><text:span text:style-name="T82">&lt;/div&gt;</text:span></text:span></text:p>
      <text:p text:style-name="P40"/>
      <text:p text:style-name="P40"/>
      <text:p text:style-name="P40"/>
      <text:p text:style-name="P40"><text:span text:style-name="T57">$( </text:span><text:span text:style-name="T67">"&lt;h2&gt;New heading&lt;/h2&gt;"</text:span><text:span text:style-name="T61"> </text:span><text:span text:style-name="T57">).replaceAll( </text:span><text:span text:style-name="T67">".inner"</text:span><text:span text:style-name="T61"> </text:span><text:span text:style-name="T57">);</text:span></text:p>
      <text:p text:style-name="P64"/>
      <text:p text:style-name="P64"/>
      <text:p text:style-name="P3"><text:span text:style-name="Source_20_Text"><text:span text:style-name="T82">&lt;div </text:span></text:span><text:span text:style-name="Source_20_Text"><text:span text:style-name="T85">class</text:span></text:span><text:span text:style-name="Source_20_Text"><text:span text:style-name="T82">=</text:span></text:span><text:span text:style-name="Source_20_Text"><text:span text:style-name="T68">"container"</text:span></text:span><text:span text:style-name="Source_20_Text"><text:span text:style-name="T82">&gt;</text:span></text:span></text:p>
      <text:p text:style-name="P17"><text:span text:style-name="Source_20_Text"><text:span text:style-name="T62"><text:s text:c="2"/></text:span></text:span><text:span text:style-name="Source_20_Text"><text:span text:style-name="T82">&lt;h2&gt;</text:span></text:span><text:span text:style-name="Source_20_Text"><text:span text:style-name="T58">New heading</text:span></text:span><text:span text:style-name="Source_20_Text"><text:span text:style-name="T82">&lt;/h2&gt;</text:span></text:span></text:p>
      <text:p text:style-name="P17"><text:span text:style-name="Source_20_Text"><text:span text:style-name="T62"><text:s text:c="2"/></text:span></text:span><text:span text:style-name="Source_20_Text"><text:span text:style-name="T82">&lt;h2&gt;</text:span></text:span><text:span text:style-name="Source_20_Text"><text:span text:style-name="T58">New heading</text:span></text:span><text:span text:style-name="Source_20_Text"><text:span text:style-name="T82">&lt;/h2&gt;</text:span></text:span></text:p>
      <text:p text:style-name="P17"><text:span text:style-name="Source_20_Text"><text:span text:style-name="T62"><text:s text:c="2"/></text:span></text:span><text:span text:style-name="Source_20_Text"><text:span text:style-name="T82">&lt;h2&gt;</text:span></text:span><text:span text:style-name="Source_20_Text"><text:span text:style-name="T58">New heading</text:span></text:span><text:span text:style-name="Source_20_Text"><text:span text:style-name="T82">&lt;/h2&gt;</text:span></text:span></text:p>
      <text:p text:style-name="P17"><text:soft-page-break/><text:span text:style-name="Source_20_Text"><text:span text:style-name="T82">&lt;/div&gt;</text:span></text:span></text:p>
      <text:p text:style-name="P64"/>
      <text:h text:style-name="P66" text:outline-level="1"><text:a xlink:type="simple" xlink:href="http://api.jquery.com/replaceWith/" text:style-name="Internet_20_link" text:visited-style-name="Visited_20_Internet_20_Link"><text:span text:style-name="T24">.replaceWith()</text:span></text:a></text:h>
      <text:p text:style-name="P54"/>
      <text:p text:style-name="P55">Thây thế tất cả theo deiu962 kiện và hiển thị cả nhóm cho 1 rule </text:p>
      <text:p text:style-name="P55">&lt;script&gt;</text:p>
      <text:p text:style-name="P55">$( "div" ).replaceWith( "&lt;h1&gt;New heading&lt;/h1&gt;" );</text:p>
      <text:p text:style-name="P55">&lt;/script&gt;</text:p>
      <text:p text:style-name="P55">&lt;/head&gt;</text:p>
      <text:p text:style-name="P55"/>
      <text:p text:style-name="P55">&lt;body&gt;</text:p>
      <text:p text:style-name="P55"/>
      <text:p text:style-name="P55">&lt;div class="container"&gt;</text:p>
      <text:p text:style-name="P55"><text:s text:c="2"/>&lt;div class="inner first"&gt;Hello&lt;/div&gt;</text:p>
      <text:p text:style-name="P55"><text:s text:c="2"/>&lt;div class="inner second"&gt;And&lt;/div&gt;</text:p>
      <text:p text:style-name="P55"><text:s text:c="2"/>&lt;div class="inner third"&gt;Goodbye&lt;/div&gt;</text:p>
      <text:p text:style-name="P55">&lt;/div&gt;</text:p>
      <text:p text:style-name="P55"/>
      <text:p text:style-name="P55"/>
      <text:p text:style-name="P55"/>
      <text:p text:style-name="P56">METHODS</text:p>
      <text:p text:style-name="P56"/>
      <text:p text:style-name="P31"><text:span text:style-name="T4"><text:s/>each, <text:s/>: </text:span><text:span text:style-name="T63"><text:s/>Thực hiện một hành động cho mỗi phần tử, mỗi lần thực hiện một phần tử, để làm được điều này ta cần sử dụng phương thức </text:span><text:span text:style-name="T44">$(this)</text:span><text:span text:style-name="T63">. </text:span><text:span text:style-name="T89">.each(arr,function(</text:span><text:span text:style-name="T90">index,value</text:span><text:span text:style-name="T89">){}</text:span></text:p>
      <text:p text:style-name="P35"/>
      <text:p text:style-name="P35"/>
      <text:p text:style-name="P7"><text:span text:style-name="T9">$('li')</text:span><text:span text:style-name="T96">.each(function(index){</text:span></text:p>
      <text:p text:style-name="P73"><text:s text:c="4"/><text:span text:style-name="T103">$(this).click(function(){</text:span></text:p>
      <text:p text:style-name="P73"><text:s text:c="8"/><text:span text:style-name="T103">$(this).addClass("test"+index);</text:span></text:p>
      <text:p text:style-name="P73"><text:s text:c="4"/><text:span text:style-name="T103">});</text:span></text:p>
      <text:p text:style-name="P74"><text:span text:style-name="T93">})</text:span>;</text:p>
      <text:p text:style-name="P35"/>
      <text:p text:style-name="P31"><text:span text:style-name="T4">Filter, : <text:s/></text:span><text:span text:style-name="T5">LỌC thành phần trong 1 nhóm thành giống nhau </text:span></text:p>
      <text:p text:style-name="P36">vd </text:p>
      <text:p text:style-name="P8">$('li')<text:span text:style-name="T93">.filter(function(index){</text:span></text:p>
      <text:p text:style-name="P73"><text:s text:c="4"/><text:span text:style-name="T103">return $('strong', this).length == 1;</text:span></text:p>
      <text:p text:style-name="P74"><text:span text:style-name="T93">}).css('background-color', 'red');)</text:span>;</text:p>
      <text:p text:style-name="P74"/>
      <text:p text:style-name="P10"><text:s/><text:span text:style-name="T103">$('li')</text:span><text:span text:style-name="T95">.filter('.test')</text:span><text:span text:style-name="T103">.css('background-color','blue');</text:span></text:p>
      <text:p text:style-name="P32"/>
      <text:p text:style-name="P35"/>
      <text:p text:style-name="P35"/>
      <text:p text:style-name="P35"/>
      <text:p text:style-name="P31"><text:span text:style-name="T4">map, : </text:span><text:span text:style-name="T91"> </text:span><text:span text:style-name="T92">Qua mỗi phần tử được chọn, thông qua một function tạo ra một jquery object có chứa các giá trị trả lại.</text:span></text:p>
      <text:p text:style-name="P11"><text:span text:style-name="T10"><text:s text:c="4"/></text:span><text:span text:style-name="T11">$('p').append($('input')</text:span><text:span text:style-name="T97">.map(function(){</text:span></text:p>
      <text:p text:style-name="P73"><text:soft-page-break/><text:s text:c="9"/><text:span text:style-name="T103">return this.id;</text:span></text:p>
      <text:p text:style-name="P75"><text:span text:style-name="T93"><text:s text:c="4"/></text:span><text:span text:style-name="T95">}).get().join(", ")</text:span><text:span text:style-name="T103">);</text:span></text:p>
      <text:p text:style-name="P74">});</text:p>
      <text:p text:style-name="P39"/>
      <text:p text:style-name="P35"/>
      <text:p text:style-name="P30"><text:span text:style-name="T3">size, : </text:span><text:span text:style-name="T6">xác định số lượng phần tử trong jquery object </text:span></text:p>
      <text:p text:style-name="P12">$(function(){</text:p>
      <text:p text:style-name="P75"><text:s text:c="4"/><text:span text:style-name="T103">var n = $('li')</text:span><text:span text:style-name="T95">.size()</text:span><text:span text:style-name="T103">;</text:span></text:p>
      <text:p text:style-name="P75"><text:s text:c="4"/><text:span text:style-name="T103">$('span').text(n);</text:span></text:p>
      <text:p text:style-name="P74">});</text:p>
      <text:p text:style-name="P37"/>
      <text:p text:style-name="P37"/>
      <text:p text:style-name="P37"/>
      <text:p text:style-name="P33"><text:span text:style-name="T8">data </text:span><text:span text:style-name="T6">: </text:span><text:span text:style-name="T3">tạo data cho 1 đối tượng </text:span></text:p>
      <text:p text:style-name="P38"><text:s/>$(".addData").click(function(){ <text:s text:c="4"/></text:p>
      <text:p text:style-name="P33"><text:span text:style-name="T3"><text:s text:c="8"/>$("p").data("tenData", "</text:span><text:span text:style-name="T7">Nội dung data</text:span><text:span text:style-name="T3">"); <text:s text:c="3"/></text:span><text:span text:style-name="T101">tạo data có ten là tenData , value </text:span></text:p>
      <text:p text:style-name="P38"/>
      <text:p text:style-name="P38"/>
      <text:p text:style-name="P33"><text:span text:style-name="T3"><text:s text:c="8"/>$('p').append($('p').data("tenData")); <text:s text:c="4"/></text:span><text:span text:style-name="T101">gọi tdata theo cáu trúc $(‘tendoituong chua data’).data(‘tendata’)</text:span></text:p>
      <text:p text:style-name="P38"><text:s text:c="8"/>/*alert("Hello " + $("p").data("tenData"));*/</text:p>
      <text:p text:style-name="P38"><text:s text:c="4"/>});</text:p>
      <text:p text:style-name="P38"><text:s text:c="4"/>$(".removeData").click(function(){</text:p>
      <text:p text:style-name="P33"><text:span text:style-name="T3"><text:s text:c="8"/>$("p").removeData("tenData"); <text:s text:c="4"/></text:span><text:span text:style-name="T101"><text:s/>xóa data removeData(‘tendata)</text:span></text:p>
      <text:p text:style-name="P38"><text:s text:c="8"/>$('p').text("");</text:p>
      <text:p text:style-name="P38"><text:s text:c="8"/>// alert("Hello " + $("p").data("tenData"));</text:p>
      <text:p text:style-name="P38"><text:s text:c="4"/>});</text:p>
      <text:p text:style-name="P35"/>
      <text:p text:style-name="P35"/>
      <text:p text:style-name="P35"/>
      <text:p text:style-name="P35"/>
      <text:p text:style-name="P30"><text:span text:style-name="T38">attr():</text:span> <text:span text:style-name="T105">gán hoặc thêm giá trị thuộc tính cho atributes</text:span></text:p>
      <text:p text:style-name="P7">$(function(){</text:p>
      <text:p text:style-name="P76"><text:span text:style-name="T55"><text:s text:c="4"/></text:span><text:span text:style-name="T54">var hrefAttr = $('a')</text:span><text:span text:style-name="Emphasis"><text:span text:style-name="T76">.attr('href')</text:span></text:span><text:span text:style-name="T54">;</text:span></text:p>
      <text:p text:style-name="P75"><text:s text:c="4"/><text:span text:style-name="T103">$('.test').html(hrefAttr);</text:span></text:p>
      <text:p text:style-name="P74">})</text:p>
      <text:p text:style-name="P30"/>
      <text:p text:style-name="P30"/>
      <text:p text:style-name="P34">EFFECTS</text:p>
      <text:p text:style-name="P34"/>
      <text:h text:style-name="P72" text:outline-level="1"><text:a xlink:type="simple" xlink:href="http://api.jquery.com/hide/" text:style-name="Internet_20_link" text:visited-style-name="Visited_20_Internet_20_Link">.hide()</text:a><text:span text:style-name="T35"> ẨN </text:span><text:span text:style-name="T36">THÀNH PHẦN (DISPLAY: NONE)</text:span></text:h>
      <text:p text:style-name="P40"/>
      <text:h text:style-name="P66" text:outline-level="1"><text:a xlink:type="simple" xlink:href="http://api.jquery.com/show/" text:style-name="Internet_20_link" text:visited-style-name="Visited_20_Internet_20_Link">.show()</text:a><text:span text:style-name="T24"> </text:span><text:span text:style-name="T33">HIỆN <text:s/>=&gt;</text:span><text:span text:style-name="T71">display: block;</text:span></text:h>
      <text:p text:style-name="P40"/>
      <text:h text:style-name="P66" text:outline-level="1"><text:soft-page-break/><text:a xlink:type="simple" xlink:href="http://api.jquery.com/toggle/" text:style-name="Internet_20_link" text:visited-style-name="Visited_20_Internet_20_Link">.toggle()</text:a><text:span text:style-name="T24"> </text:span><text:span text:style-name="T33">HIỂN THỊ VÀ ẨN THÀNH PHẦN <text:s/><text:line-break/></text:span><text:a xlink:type="simple" xlink:href="https://hocwebchuan.com/reference/jquery/jquery_toggle.php#anchor01" text:style-name="Internet_20_link" text:visited-style-name="Visited_20_Internet_20_Link"><text:span text:style-name="Strong_20_Emphasis"><text:span text:style-name="T77">.toggle(</text:span></text:span></text:a><text:a xlink:type="simple" xlink:href="https://hocwebchuan.com/reference/jquery/jquery_toggle.php#anchor01" text:style-name="Internet_20_link" text:visited-style-name="Visited_20_Internet_20_Link"><text:span text:style-name="Strong_20_Emphasis"><text:span text:style-name="T78">Độ bền</text:span></text:span></text:a><text:a xlink:type="simple" xlink:href="https://hocwebchuan.com/reference/jquery/jquery_toggle.php#anchor01" text:style-name="Internet_20_link" text:visited-style-name="Visited_20_Internet_20_Link"><text:span text:style-name="Strong_20_Emphasis"><text:span text:style-name="T77">)</text:span></text:span></text:a></text:h>
      <text:p text:style-name="P29">Độ bền có thể bằng số hoặc bằng chữ: slow, fast.</text:p>
      <text:p text:style-name="P18">$('p')<text:span text:style-name="T93">.toggle(300)</text:span>;</text:p>
      <text:p text:style-name="P18">$('p')<text:span text:style-name="T93">.toggle(fast)</text:span>;<text:line-break/></text:p>
      <text:p text:style-name="P18"/>
      <text:p text:style-name="P18"/>
      <text:p text:style-name="P18"/>
      <text:p text:style-name="P18"/>
      <text:p text:style-name="P19">EVENT</text:p>
      <text:p text:style-name="P19"/>
      <text:p text:style-name="P19"/>
      <text:p text:style-name="P26"><text:span text:style-name="T2">on, <text:s/></text:span><text:span text:style-name="T12">Đính kèm một hàm xử lý sự kiện cho một hoặc nhiều sự kiện tới một thành phần được chọn.</text:span></text:p>
      <text:p text:style-name="P27">$(function(){</text:p>
      <text:p text:style-name="P27"><text:s text:c="4"/>$('td').off('click',function(){</text:p>
      <text:p text:style-name="P27"><text:s text:c="8"/>var txt = $(this).text();</text:p>
      <text:p text:style-name="P27"><text:s text:c="8"/>$('span').text(txt);</text:p>
      <text:p text:style-name="P27"><text:s text:c="4"/>});</text:p>
      <text:p text:style-name="P27">});</text:p>
      <text:p text:style-name="P22"><text:span text:style-name="T12">off, <text:s/></text:span><text:span text:style-name="T14">trái ngược với on </text:span></text:p>
      <text:p text:style-name="P27">data, </text:p>
      <text:p text:style-name="P25"><text:span text:style-name="T1">bind, <text:s/></text:span><text:span text:style-name="T12"> </text:span><text:span text:style-name="T19">được sử dụng để đính kèm xử lý một sự kiện cho thành phần.</text:span></text:p>
      <text:p text:style-name="P22"><text:span text:style-name="T12">change, <text:s/></text:span><text:span text:style-name="T14">khi nhập input vào và có sự thây đổi </text:span></text:p>
      <text:p text:style-name="P22"><text:span text:style-name="T12">click, </text:span><text:span text:style-name="T14">khi click vào </text:span></text:p>
      <text:p text:style-name="P26"><text:span text:style-name="T2"><text:s/>delegate, <text:s/></text:span><text:span text:style-name="T12">Đính kèm một xử lý tới một hoặc nhiều sự kiện cho tất cả thành phần phù hợp với bộ chọn ngay lập tức hoặc sau đó dựa trên một tập hợp cụ thể các thành phần gốc.</text:span></text:p>
      <text:p text:style-name="P27"/>
      <text:p text:style-name="P27"/>
      <text:p text:style-name="P27"/>
      <text:p text:style-name="P27"/>
      <text:p text:style-name="P20"><text:span text:style-name="T106">$('body')</text:span><text:span text:style-name="Emphasis"><text:span text:style-name="T98">.delegate('p','click',function(){</text:span></text:span></text:p>
      <text:p text:style-name="P76"><text:span text:style-name="Emphasis"><text:span text:style-name="T79"><text:s text:c="4"/></text:span></text:span><text:span text:style-name="Emphasis"><text:span text:style-name="T76">$(this).after("&lt;p&gt;Đoạn text thêm vào!&lt;/p&gt;");</text:span></text:span></text:p>
      <text:p text:style-name="P76"><text:span text:style-name="Emphasis"><text:span text:style-name="T76">});</text:span></text:span></text:p>
      <text:p text:style-name="P27"/>
      <text:p text:style-name="P27"/>
      <text:p text:style-name="P22"><text:span text:style-name="T12">, hover, </text:span><text:span text:style-name="T14">khi click vào </text:span></text:p>
      <text:p text:style-name="P22"><text:span text:style-name="T12"><text:s/>focus, </text:span><text:span text:style-name="T14"><text:s/>xử lý 1 sự kiện focus </text:span></text:p>
      <text:p text:style-name="P22"><text:span text:style-name="T12"><text:s/>keydown, </text:span><text:span text:style-name="T14">thực hiện khi nhấn phím </text:span></text:p>
      <text:p text:style-name="P24"><text:span text:style-name="T17"><text:s/>keypress, <text:s text:c="2"/></text:span><text:span text:style-name="T18">thực hiện khi được nhấn phím </text:span><text:span text:style-name="T17"><text:line-break/></text:span><text:span text:style-name="T12">$(function(){</text:span></text:p>
      <text:p text:style-name="P75"><text:s text:c="4"/><text:span text:style-name="T103">i=0;</text:span></text:p>
      <text:p text:style-name="P75"><text:s text:c="4"/><text:span text:style-name="T103">$('input').keypress(function(){</text:span></text:p>
      <text:p text:style-name="P75"><text:s text:c="8"/><text:span text:style-name="T103">$(this).val(i+=1);</text:span></text:p>
      <text:p text:style-name="P75"><text:s text:c="4"/><text:span text:style-name="T103">});</text:span></text:p>
      <text:p text:style-name="P75"><text:s text:c="4"/><text:span text:style-name="T103">$('button').click(function(){</text:span></text:p>
      <text:p text:style-name="P75"><text:s text:c="8"/><text:span text:style-name="T95">$('input').keypress()</text:span></text:p>
      <text:p text:style-name="P75"><text:s text:c="4"/><text:span text:style-name="T103">});</text:span></text:p>
      <text:p text:style-name="P74">});</text:p>
      <text:p text:style-name="P27"/>
      <text:p text:style-name="P22"><text:soft-page-break/><text:span text:style-name="T12">keyup, </text:span><text:span text:style-name="T15">thực hiện khi nhả phím </text:span></text:p>
      <text:p text:style-name="P22"><text:span text:style-name="T12"><text:s/>load, <text:s/></text:span><text:span text:style-name="T15">thực hiện load data từ link </text:span></text:p>
      <text:p text:style-name="P22"><text:span text:style-name="T12">mousedown, <text:s/></text:span><text:span text:style-name="T13">xảy ra khi nhấn chuột trái </text:span></text:p>
      <text:p text:style-name="P22"><text:span text:style-name="T12">mouseenter, <text:s text:c="2"/></text:span><text:span text:style-name="T13">xảy ra khi trỏ chuột đi vào phạm vi của đốitượng</text:span></text:p>
      <text:p text:style-name="P22"><text:span text:style-name="T12">mouseleave, </text:span><text:span text:style-name="T13">xảy ra khi trỏ chuột đi ra khỏi phạm vi của đốitượng</text:span></text:p>
      <text:p text:style-name="P22"><text:span text:style-name="T12">mouseout, <text:s/></text:span><text:span text:style-name="T13">xảy ra 1 lần duy nhất khi chuột đi vào phạm vị đối tượng </text:span></text:p>
      <text:p text:style-name="P22"><text:span text:style-name="T12">ready, <text:s/></text:span><text:span text:style-name="T13">xảy ra khi browser đã load xog </text:span></text:p>
      <text:p text:style-name="P22"><text:span text:style-name="T12">scroll, <text:s/></text:span><text:span text:style-name="T13">xảy ra khi kéo thanh cuộn </text:span></text:p>
      <text:p text:style-name="P27">select, <text:s/><text:span text:style-name="T109">hiển thị rule khi sth được chọn </text:span></text:p>
      <text:p text:style-name="P28">$( ":input" ).select(function() {</text:p>
      <text:p text:style-name="P28"><text:s/>$( "div" ).text( "Something was selected" ).show().fadeOut( 1000 );</text:p>
      <text:p text:style-name="P28">});</text:p>
      <text:p text:style-name="P22"><text:span text:style-name="T12">submit, </text:span><text:span text:style-name="T13">xảy ra khi form được submit</text:span></text:p>
      <text:p text:style-name="P22"><text:span text:style-name="T12"><text:s/>toggle, </text:span><text:span text:style-name="T13">xảy ra khi click vào đối tượng, </text:span><text:span text:style-name="T16">thay đổi trạng thái celectorsủa s</text:span></text:p>
      <text:p text:style-name="P27"><text:s/>hide ẩn </text:p>
      <text:p text:style-name="P27">, show, <text:span text:style-name="T110">hiện </text:span><text:s/></text:p>
      <text:p text:style-name="P27">trigger, </text:p>
      <text:p text:style-name="P21">$("button").click(function(){</text:p>
      <text:p text:style-name="P75"><text:s text:c="8"/><text:span text:style-name="T108">$('.test').on('thamso', function(event, param1, param2) {</text:span></text:p>
      <text:p text:style-name="P75"><text:s text:c="12"/><text:span text:style-name="T108">alert(param1 + "\n" + param2);</text:span></text:p>
      <text:p text:style-name="P75"><text:s text:c="8"/><text:span text:style-name="T108">});</text:span></text:p>
      <text:p text:style-name="P76"><text:span text:style-name="T55"><text:s text:c="8"/></text:span><text:span text:style-name="T56">$('.test')</text:span><text:span text:style-name="Emphasis"><text:span text:style-name="T80">.trigger('thamso', ['Custom', 'Event'])</text:span></text:span><text:span text:style-name="T56">;</text:span></text:p>
      <text:p text:style-name="P75"><text:s text:c="4"/><text:span text:style-name="T108">});</text:span></text:p>
      <text:p text:style-name="P27"/>
      <text:p text:style-name="P27"/>
      <text:p text:style-name="P22"><text:span text:style-name="T12">unbind, <text:s/></text:span><text:span text:style-name="T13">loại bỏ sự kiện được idnh91 kèm trước đó </text:span></text:p>
      <text:p text:style-name="P24"><text:span text:style-name="T17">unload <text:line-break/> </text:span><text:span text:style-name="T12">Sự kiện unload được kích hoạt khi:</text:span></text:p>
      <text:list xml:id="list236916774077748398" text:style-name="L1">
        <text:list-item>
          <text:p text:style-name="P100">Window được đóng.</text:p>
        </text:list-item>
        <text:list-item>
          <text:p text:style-name="P100">Refresh lại trang.</text:p>
        </text:list-item>
        <text:list-item>
          <text:p text:style-name="P100">Click vào link tới trang khác.</text:p>
        </text:list-item>
        <text:list-item>
          <text:p text:style-name="P100">Chạy một URL từ thanh address.</text:p>
        </text:list-item>
        <text:list-item>
          <text:p text:style-name="P100">Click vào button next hay previous.</text:p>
        </text:list-item>
      </text:list>
      <text:p text:style-name="P27"/>
      <text:p text:style-name="P24"><text:span text:style-name="T107">vd </text:span><text:span text:style-name="T43">$(window).unload(function(){</text:span></text:p>
      <text:p text:style-name="P75"><text:s text:c="4"/><text:span text:style-name="T103">alert("Cảm ơn bạn đã xem!");</text:span></text:p>
      <text:p text:style-name="P74">});</text:p>
      <text:p text:style-name="P23"/>
      <text:p text:style-name="P60"/>
      <text:p text:style-name="P40"/>
      <text:p text:style-name="P34"/>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Lohit Devanagari1" svg:font-family="'Lohit Devanagari'"/>
    <style:font-face style:name="klavika-web" svg:font-family="klavika-web, 'Helvetica Neue', Helvetica, Arial, Geneva, sans-serif"/>
    <style:font-face style:name="source-code-pro" svg:font-family="source-code-pr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8:31:07.969033274</meta:creation-date>
    <dc:date>2019-06-13T14:33:39.077451158</dc:date>
    <meta:editing-duration>PT5H43M16S</meta:editing-duration>
    <meta:editing-cycles>22</meta:editing-cycles>
    <meta:generator>LibreOffice/5.1.6.2$Linux_X86_64 LibreOffice_project/10m0$Build-2</meta:generator>
    <meta:document-statistic meta:table-count="2" meta:image-count="0" meta:object-count="0" meta:page-count="13" meta:paragraph-count="380" meta:word-count="1525" meta:character-count="10533" meta:non-whitespace-character-count="8825"/>
  </office:meta>
</office:document-meta>
</file>